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Bold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Liberation Serif" fo:font-size="14pt" fo:font-weight="bold" style:font-size-asian="12pt" style:font-weight-asian="bold" style:font-size-complex="12pt" style:font-weight-complex="bold"/>
    </style:style>
    <style:style style:name="P2" style:family="paragraph" style:parent-style-name="Text_20_body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Liberation Seri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Text_20_body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Liberation Serif" fo:font-size="12pt" fo:font-style="italic" fo:font-weight="normal" officeooo:paragraph-rsid="001fd2ea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Text_20_body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fo:color="#000000" style:font-name="Liberation Seri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Text_20_body">
      <style:paragraph-properties fo:margin-left="0cm" fo:margin-right="0cm" fo:margin-top="0cm" fo:margin-bottom="0cm" loext:contextual-spacing="true" fo:line-height="100%" fo:text-indent="0cm" style:auto-text-indent="false" fo:padding="0cm" fo:border="none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left="0cm" fo:margin-right="0cm" fo:margin-top="0cm" fo:margin-bottom="0cm" loext:contextual-spacing="true" fo:line-height="100%" fo:text-indent="0cm" style:auto-text-indent="false" fo:padding="0cm" fo:border="none"/>
      <style:text-properties fo:color="#000000" style:font-name="Liberation Serif" fo:font-size="12pt" fo:font-weight="normal" officeooo:paragraph-rsid="001ff5c4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left="0cm" fo:margin-right="0cm" fo:margin-top="0cm" fo:margin-bottom="0cm" loext:contextual-spacing="true" fo:line-height="100%" fo:text-indent="0cm" style:auto-text-indent="false" fo:padding="0cm" fo:border="none"/>
      <style:text-properties fo:color="#000000" style:font-name="Liberation Serif" fo:font-size="12pt" fo:font-weight="normal" officeooo:paragraph-rsid="002f2b5e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left="0cm" fo:margin-right="0cm" fo:margin-top="0cm" fo:margin-bottom="0cm" loext:contextual-spacing="true" fo:line-height="100%" fo:text-indent="0cm" style:auto-text-indent="false" fo:padding="0cm" fo:border="none"/>
      <style:text-properties fo:color="#000000" style:font-name="Liberation Seri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Text_20_body">
      <style:paragraph-properties fo:margin-left="0cm" fo:margin-right="0cm" fo:margin-top="0cm" fo:margin-bottom="0cm" loext:contextual-spacing="true" fo:line-height="100%" fo:text-indent="0cm" style:auto-text-indent="false" fo:padding="0cm" fo:border="none"/>
      <style:text-properties fo:color="#000000" style:font-name="Liberation Serif" fo:font-size="12pt" fo:font-style="normal" fo:font-weight="normal" officeooo:rsid="005345db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Text_20_body">
      <style:paragraph-properties fo:margin-left="0cm" fo:margin-right="0cm" fo:margin-top="0cm" fo:margin-bottom="0cm" loext:contextual-spacing="true" fo:line-height="100%" fo:text-indent="0cm" style:auto-text-indent="false" fo:padding="0cm" fo:border="none"/>
      <style:text-properties style:font-name="Liberation Serif" fo:font-size="12pt" fo:font-weight="normal" officeooo:paragraph-rsid="001ff5c4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left="0cm" fo:margin-right="0cm" fo:margin-top="0cm" fo:margin-bottom="0cm" loext:contextual-spacing="true" fo:line-height="100%" fo:text-indent="0cm" style:auto-text-indent="false" fo:padding="0cm" fo:border="none"/>
      <style:text-properties fo:font-weight="bold" officeooo:rsid="00c90a8e" style:font-weight-asian="bold" style:font-weight-complex="bold"/>
    </style:style>
    <style:style style:name="P12" style:family="paragraph" style:parent-style-name="Text_20_body">
      <style:paragraph-properties fo:margin-left="0cm" fo:margin-right="0cm" fo:margin-top="0cm" fo:margin-bottom="0cm" loext:contextual-spacing="true" fo:line-height="100%" fo:text-indent="0cm" style:auto-text-indent="false" fo:padding="0cm" fo:border="none"/>
      <style:text-properties fo:font-weight="bold" style:font-weight-asian="bold" style:font-weight-complex="bold"/>
    </style:style>
    <style:style style:name="P13" style:family="paragraph" style:parent-style-name="Text_20_body">
      <style:paragraph-properties fo:margin-left="0cm" fo:margin-right="0cm" fo:margin-top="0cm" fo:margin-bottom="0cm" loext:contextual-spacing="true" fo:line-height="100%" fo:text-indent="0cm" style:auto-text-indent="false" fo:padding="0cm" fo:border="none"/>
      <style:text-properties fo:font-weight="bold" officeooo:paragraph-rsid="001ff5c4" style:font-weight-asian="bold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16" style:family="paragraph" style:parent-style-name="Text_20_body">
      <style:paragraph-properties fo:margin-top="0cm" fo:margin-bottom="0cm" loext:contextual-spacing="true" fo:line-height="100%"/>
      <style:text-properties officeooo:rsid="00222fa4" officeooo:paragraph-rsid="00222fa4"/>
    </style:style>
    <style:style style:name="P17" style:family="paragraph" style:parent-style-name="Text_20_body">
      <style:paragraph-properties fo:margin-top="0cm" fo:margin-bottom="0cm" loext:contextual-spacing="true" fo:line-height="100%"/>
      <style:text-properties fo:color="#000000" style:font-name="Arial" fo:font-size="11pt" officeooo:rsid="00222fa4" officeooo:paragraph-rsid="00222fa4"/>
    </style:style>
    <style:style style:name="P18" style:family="paragraph" style:parent-style-name="Text_20_body">
      <style:paragraph-properties fo:margin-top="0cm" fo:margin-bottom="0cm" loext:contextual-spacing="true" fo:line-height="100%"/>
      <style:text-properties fo:color="#000000" style:font-name="Liberation Serif" fo:font-size="12pt" fo:font-style="normal" fo:font-weight="normal" officeooo:rsid="005bbb7a" officeooo:paragraph-rsid="005bbb7a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Text_20_body">
      <style:paragraph-properties fo:margin-top="0cm" fo:margin-bottom="0cm" loext:contextual-spacing="true" fo:line-height="100%"/>
      <style:text-properties officeooo:rsid="0027ee9b" officeooo:paragraph-rsid="0027ee9b"/>
    </style:style>
    <style:style style:name="P20" style:family="paragraph" style:parent-style-name="Text_20_body">
      <style:paragraph-properties fo:margin-top="0cm" fo:margin-bottom="0cm" loext:contextual-spacing="true" fo:line-height="100%"/>
      <style:text-properties officeooo:rsid="00298f2b" officeooo:paragraph-rsid="00298f2b"/>
    </style:style>
    <style:style style:name="P21" style:family="paragraph" style:parent-style-name="Text_20_body">
      <style:paragraph-properties fo:margin-top="0cm" fo:margin-bottom="0cm" loext:contextual-spacing="true" fo:line-height="100%"/>
      <style:text-properties fo:font-style="normal" officeooo:rsid="0054e64d" officeooo:paragraph-rsid="0054e64d" style:font-style-asian="normal" style:font-style-complex="normal"/>
    </style:style>
    <style:style style:name="P22" style:family="paragraph" style:parent-style-name="Text_20_body">
      <style:paragraph-properties fo:margin-top="0cm" fo:margin-bottom="0cm" loext:contextual-spacing="true" fo:line-height="100%"/>
      <style:text-properties fo:font-weight="bold" officeooo:paragraph-rsid="005bbb7a" style:font-weight-asian="bold" style:font-weight-complex="bold"/>
    </style:style>
    <style:style style:name="P23" style:family="paragraph" style:parent-style-name="Text_20_body">
      <style:paragraph-properties fo:margin-top="0cm" fo:margin-bottom="0cm" loext:contextual-spacing="true" fo:line-height="100%"/>
      <style:text-properties fo:font-weight="bold" officeooo:paragraph-rsid="0054e64d" style:font-weight-asian="bold" style:font-weight-complex="bold"/>
    </style:style>
    <style:style style:name="P24" style:family="paragraph" style:parent-style-name="Text_20_body">
      <style:paragraph-properties fo:margin-top="0cm" fo:margin-bottom="0cm" loext:contextual-spacing="true" fo:line-height="100%" fo:padding="0cm" fo:border="none"/>
      <style:text-properties officeooo:rsid="00471b73" officeooo:paragraph-rsid="00471b73"/>
    </style:style>
    <style:style style:name="P25" style:family="paragraph" style:parent-style-name="Text_20_body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weight="normal" officeooo:rsid="002f2b5e" officeooo:paragraph-rsid="002f2b5e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weight="normal" officeooo:rsid="002f2b5e" officeooo:paragraph-rsid="003a5790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weight="normal" officeooo:rsid="003a5790" officeooo:paragraph-rsid="003a5790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weight="normal" officeooo:rsid="003a5790" officeooo:paragraph-rsid="003ade5c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weight="normal" officeooo:rsid="003ade5c" officeooo:paragraph-rsid="003ade5c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weight="normal" officeooo:rsid="004c658d" officeooo:paragraph-rsid="004c658d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52fb2d" officeooo:paragraph-rsid="0052fb2d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Text_20_body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5345db" officeooo:paragraph-rsid="005345db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Text_20_body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5d2f39" officeooo:paragraph-rsid="005d2f39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Text_20_body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78ccfd" officeooo:paragraph-rsid="0078ccfd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Text_20_body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8247d9" officeooo:paragraph-rsid="008247d9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ext_20_body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84623e" officeooo:paragraph-rsid="0084623e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Text_20_body">
      <style:paragraph-properties fo:margin-top="0cm" fo:margin-bottom="0cm" loext:contextual-spacing="true" fo:line-height="100%" fo:padding="0cm" fo:border="none"/>
      <style:text-properties fo:font-weight="bold" officeooo:paragraph-rsid="004c658d" style:font-weight-asian="bold" style:font-weight-complex="bold"/>
    </style:style>
    <style:style style:name="P38" style:family="paragraph" style:parent-style-name="Text_20_body">
      <style:text-properties officeooo:rsid="00878204" officeooo:paragraph-rsid="00878204"/>
    </style:style>
    <style:style style:name="P39" style:family="paragraph" style:parent-style-name="Text_20_body">
      <style:text-properties officeooo:rsid="009e7322" officeooo:paragraph-rsid="009e7322"/>
    </style:style>
    <style:style style:name="P40" style:family="paragraph" style:parent-style-name="Text_20_body">
      <style:text-properties officeooo:rsid="00a218b9" officeooo:paragraph-rsid="00a218b9"/>
    </style:style>
    <style:style style:name="P41" style:family="paragraph" style:parent-style-name="Text_20_body">
      <style:text-properties officeooo:rsid="00ac90ef" officeooo:paragraph-rsid="00ac90ef"/>
    </style:style>
    <style:style style:name="P4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3" style:family="paragraph" style:parent-style-name="Text_20_body" style:list-style-name="L36">
      <style:text-properties officeooo:rsid="008c3669" officeooo:paragraph-rsid="008c3669"/>
    </style:style>
    <style:style style:name="P44" style:family="paragraph" style:parent-style-name="Text_20_body" style:list-style-name="L36">
      <style:text-properties officeooo:rsid="008eaabe" officeooo:paragraph-rsid="008eaabe"/>
    </style:style>
    <style:style style:name="P45" style:family="paragraph" style:parent-style-name="Text_20_body" style:list-style-name="L36">
      <style:text-properties officeooo:rsid="008fd83f" officeooo:paragraph-rsid="008fd83f"/>
    </style:style>
    <style:style style:name="P46" style:family="paragraph" style:parent-style-name="Text_20_body" style:list-style-name="L37">
      <style:text-properties officeooo:rsid="00878204" officeooo:paragraph-rsid="00878204"/>
    </style:style>
    <style:style style:name="P47" style:family="paragraph" style:parent-style-name="Text_20_body" style:list-style-name="L37">
      <style:text-properties officeooo:rsid="009972ed" officeooo:paragraph-rsid="009972ed"/>
    </style:style>
    <style:style style:name="P48" style:family="paragraph" style:parent-style-name="Text_20_body" style:list-style-name="L37">
      <style:text-properties officeooo:rsid="009b6018" officeooo:paragraph-rsid="009b6018"/>
    </style:style>
    <style:style style:name="P49" style:family="paragraph" style:parent-style-name="Text_20_body" style:list-style-name="L37">
      <style:text-properties officeooo:rsid="009c956f" officeooo:paragraph-rsid="009c956f"/>
    </style:style>
    <style:style style:name="P50" style:family="paragraph" style:parent-style-name="Text_20_body" style:list-style-name="L37">
      <style:text-properties officeooo:rsid="009dd297" officeooo:paragraph-rsid="009dd297"/>
    </style:style>
    <style:style style:name="P51" style:family="paragraph" style:parent-style-name="Text_20_body" style:list-style-name="L38">
      <style:text-properties officeooo:rsid="00a05c4e" officeooo:paragraph-rsid="00a05c4e"/>
    </style:style>
    <style:style style:name="P52" style:family="paragraph" style:parent-style-name="Text_20_body" style:list-style-name="L38">
      <style:text-properties fo:font-weight="bold" officeooo:paragraph-rsid="00a05c4e" style:font-weight-asian="bold" style:font-weight-complex="bold"/>
    </style:style>
    <style:style style:name="P53" style:family="paragraph" style:parent-style-name="Text_20_body" style:list-style-name="L42">
      <style:text-properties officeooo:rsid="00a2f6ec" officeooo:paragraph-rsid="00a2f6ec"/>
    </style:style>
    <style:style style:name="P54" style:family="paragraph" style:parent-style-name="Text_20_body" style:list-style-name="L42">
      <style:text-properties officeooo:rsid="00a41d37" officeooo:paragraph-rsid="00a41d37"/>
    </style:style>
    <style:style style:name="P55" style:family="paragraph" style:parent-style-name="Text_20_body" style:list-style-name="L42">
      <style:text-properties officeooo:rsid="00a5cede" officeooo:paragraph-rsid="00a5cede"/>
    </style:style>
    <style:style style:name="P56" style:family="paragraph" style:parent-style-name="Text_20_body" style:list-style-name="L42">
      <style:text-properties officeooo:rsid="00a62580" officeooo:paragraph-rsid="00a62580"/>
    </style:style>
    <style:style style:name="P57" style:family="paragraph" style:parent-style-name="Text_20_body" style:list-style-name="L42">
      <style:text-properties officeooo:rsid="00a7f4b9" officeooo:paragraph-rsid="00a7f4b9"/>
    </style:style>
    <style:style style:name="P58" style:family="paragraph" style:parent-style-name="Text_20_body" style:list-style-name="L42">
      <style:text-properties officeooo:rsid="00a98615" officeooo:paragraph-rsid="00a98615"/>
    </style:style>
    <style:style style:name="P59" style:family="paragraph" style:parent-style-name="Text_20_body" style:list-style-name="L42">
      <style:text-properties officeooo:rsid="00a9b27f" officeooo:paragraph-rsid="00a9b27f"/>
    </style:style>
    <style:style style:name="P60" style:family="paragraph" style:parent-style-name="Text_20_body" style:list-style-name="L43">
      <style:text-properties officeooo:rsid="00ac90ef" officeooo:paragraph-rsid="00ac90ef"/>
    </style:style>
    <style:style style:name="P61" style:family="paragraph" style:parent-style-name="Text_20_body">
      <style:text-properties fo:font-weight="normal" officeooo:rsid="00e657b1" style:font-weight-asian="normal" style:font-weight-complex="normal"/>
    </style:style>
    <style:style style:name="P62" style:family="paragraph" style:parent-style-name="Text_20_body">
      <style:text-properties officeooo:rsid="00ecded6" officeooo:paragraph-rsid="00ecded6"/>
    </style:style>
    <style:style style:name="P63" style:family="paragraph" style:parent-style-name="Text_20_body" style:list-style-name="L50">
      <style:text-properties officeooo:paragraph-rsid="00f13819"/>
    </style:style>
    <style:style style:name="P64" style:family="paragraph" style:parent-style-name="Text_20_body" style:list-style-name="L51">
      <style:text-properties officeooo:paragraph-rsid="00f13819"/>
    </style:style>
    <style:style style:name="P65" style:family="paragraph" style:parent-style-name="Text_20_body" style:list-style-name="L52">
      <style:text-properties officeooo:paragraph-rsid="00ecded6"/>
    </style:style>
    <style:style style:name="P66" style:family="paragraph" style:parent-style-name="Text_20_body" style:list-style-name="L53">
      <style:text-properties officeooo:paragraph-rsid="00f1a4dd"/>
    </style:style>
    <style:style style:name="P67" style:family="paragraph" style:parent-style-name="Text_20_body">
      <style:text-properties officeooo:paragraph-rsid="00f2df5f"/>
    </style:style>
    <style:style style:name="P68" style:family="paragraph" style:parent-style-name="Text_20_body" style:list-style-name="L55">
      <style:text-properties officeooo:paragraph-rsid="00f2df5f"/>
    </style:style>
    <style:style style:name="P69" style:family="paragraph" style:parent-style-name="Text_20_body" style:list-style-name="L56">
      <style:text-properties officeooo:paragraph-rsid="00f2df5f"/>
    </style:style>
    <style:style style:name="P70" style:family="paragraph" style:parent-style-name="Text_20_body" style:list-style-name="L1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Liberation Serif" fo:font-size="12pt" fo:font-weight="normal" officeooo:paragraph-rsid="001fd2ea" style:font-size-asian="12pt" style:font-weight-asian="normal" style:font-size-complex="12pt" style:font-weight-complex="normal"/>
    </style:style>
    <style:style style:name="P71" style:family="paragraph" style:parent-style-name="Text_20_body" style:list-style-name="L2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72" style:family="paragraph" style:parent-style-name="Text_20_body" style:list-style-name="L3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73" style:family="paragraph" style:parent-style-name="Text_20_body" style:list-style-name="L4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74" style:family="paragraph" style:parent-style-name="Text_20_body" style:list-style-name="L5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75" style:family="paragraph" style:parent-style-name="Text_20_body" style:list-style-name="L6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76" style:family="paragraph" style:parent-style-name="Text_20_body" style:list-style-name="L7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77" style:family="paragraph" style:parent-style-name="Text_20_body" style:list-style-name="L8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78" style:family="paragraph" style:parent-style-name="Text_20_body" style:list-style-name="L9">
      <style:paragraph-properties fo:margin-left="0cm" fo:margin-right="0cm" fo:margin-top="0cm" fo:margin-bottom="0cm" loext:contextual-spacing="true" fo:line-height="100%" fo:text-indent="0cm" style:auto-text-indent="false" fo:padding="0cm" fo:border="none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79" style:family="paragraph" style:parent-style-name="Text_20_body" style:list-style-name="L10">
      <style:paragraph-properties fo:margin-left="0cm" fo:margin-right="0cm" fo:margin-top="0cm" fo:margin-bottom="0cm" loext:contextual-spacing="true" fo:line-height="100%" fo:text-indent="0cm" style:auto-text-indent="false" fo:padding="0cm" fo:border="none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80" style:family="paragraph" style:parent-style-name="Text_20_body" style:list-style-name="L11">
      <style:paragraph-properties fo:margin-left="0cm" fo:margin-right="0cm" fo:margin-top="0cm" fo:margin-bottom="0cm" loext:contextual-spacing="true" fo:line-height="100%" fo:text-indent="0cm" style:auto-text-indent="false" fo:padding="0cm" fo:border="none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81" style:family="paragraph" style:parent-style-name="Text_20_body" style:list-style-name="L12">
      <style:paragraph-properties fo:margin-left="0cm" fo:margin-right="0cm" fo:margin-top="0cm" fo:margin-bottom="0cm" loext:contextual-spacing="true" fo:line-height="100%" fo:text-indent="0cm" style:auto-text-indent="false" fo:padding="0cm" fo:border="none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82" style:family="paragraph" style:parent-style-name="Text_20_body" style:list-style-name="L12">
      <style:paragraph-properties fo:margin-left="0cm" fo:margin-right="0cm" fo:margin-top="0cm" fo:margin-bottom="0cm" loext:contextual-spacing="true" fo:line-height="100%" fo:text-indent="0cm" style:auto-text-indent="false" fo:padding="0cm" fo:border="none"/>
      <style:text-properties fo:color="#000000" style:font-name="Liberation Serif" fo:font-size="12pt" fo:font-weight="normal" officeooo:paragraph-rsid="001fd2ea" style:font-size-asian="12pt" style:font-weight-asian="normal" style:font-size-complex="12pt" style:font-weight-complex="normal"/>
    </style:style>
    <style:style style:name="P83" style:family="paragraph" style:parent-style-name="Text_20_body" style:list-style-name="L13">
      <style:paragraph-properties fo:margin-left="0cm" fo:margin-right="0cm" fo:margin-top="0cm" fo:margin-bottom="0cm" loext:contextual-spacing="true" fo:line-height="100%" fo:text-indent="0cm" style:auto-text-indent="false" fo:padding="0cm" fo:border="none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84" style:family="paragraph" style:parent-style-name="Text_20_body" style:list-style-name="L14">
      <style:paragraph-properties fo:margin-left="0cm" fo:margin-right="0cm" fo:margin-top="0cm" fo:margin-bottom="0cm" loext:contextual-spacing="true" fo:line-height="100%" fo:text-indent="0cm" style:auto-text-indent="false" fo:padding="0cm" fo:border="none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85" style:family="paragraph" style:parent-style-name="Text_20_body" style:list-style-name="L15">
      <style:paragraph-properties fo:margin-left="0cm" fo:margin-right="0cm" fo:margin-top="0cm" fo:margin-bottom="0cm" loext:contextual-spacing="true" fo:line-height="100%" fo:text-indent="0cm" style:auto-text-indent="false" fo:padding="0cm" fo:border="none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86" style:family="paragraph" style:parent-style-name="Text_20_body" style:list-style-name="L16">
      <style:paragraph-properties fo:margin-left="0cm" fo:margin-right="0cm" fo:margin-top="0cm" fo:margin-bottom="0cm" loext:contextual-spacing="true" fo:line-height="100%" fo:text-indent="0cm" style:auto-text-indent="false" fo:padding="0cm" fo:border="none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87" style:family="paragraph" style:parent-style-name="Text_20_body" style:list-style-name="L17">
      <style:paragraph-properties fo:margin-left="0cm" fo:margin-right="0cm" fo:margin-top="0cm" fo:margin-bottom="0cm" loext:contextual-spacing="true" fo:line-height="100%" fo:text-indent="0cm" style:auto-text-indent="false" fo:padding="0cm" fo:border="none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88" style:family="paragraph" style:parent-style-name="Text_20_body" style:list-style-name="L18">
      <style:paragraph-properties fo:margin-left="0cm" fo:margin-right="0cm" fo:margin-top="0cm" fo:margin-bottom="0cm" loext:contextual-spacing="true" fo:line-height="100%" fo:text-indent="0cm" style:auto-text-indent="false" fo:padding="0cm" fo:border="none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89" style:family="paragraph" style:parent-style-name="Text_20_body" style:list-style-name="L19">
      <style:paragraph-properties fo:margin-left="0cm" fo:margin-right="0cm" fo:margin-top="0cm" fo:margin-bottom="0cm" loext:contextual-spacing="true" fo:line-height="100%" fo:text-indent="0cm" style:auto-text-indent="false" fo:padding="0cm" fo:border="none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90" style:family="paragraph" style:parent-style-name="Text_20_body" style:list-style-name="L20">
      <style:paragraph-properties fo:margin-left="0cm" fo:margin-right="0cm" fo:margin-top="0cm" fo:margin-bottom="0cm" loext:contextual-spacing="true" fo:line-height="100%" fo:text-indent="0cm" style:auto-text-indent="false" fo:padding="0cm" fo:border="none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91" style:family="paragraph" style:parent-style-name="Text_20_body" style:list-style-name="L21">
      <style:paragraph-properties fo:margin-left="0cm" fo:margin-right="0cm" fo:margin-top="0cm" fo:margin-bottom="0cm" loext:contextual-spacing="true" fo:line-height="100%" fo:text-indent="0cm" style:auto-text-indent="false" fo:padding="0cm" fo:border="none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92" style:family="paragraph" style:parent-style-name="Text_20_body" style:list-style-name="L22">
      <style:paragraph-properties fo:margin-left="0cm" fo:margin-right="0cm" fo:margin-top="0cm" fo:margin-bottom="0cm" loext:contextual-spacing="true" fo:line-height="100%" fo:text-indent="0cm" style:auto-text-indent="false" fo:padding="0cm" fo:border="none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93" style:family="paragraph" style:parent-style-name="Text_20_body" style:list-style-name="L22">
      <style:paragraph-properties fo:margin-left="0cm" fo:margin-right="0cm" fo:margin-top="0cm" fo:margin-bottom="0cm" loext:contextual-spacing="true" fo:line-height="100%" fo:text-indent="0cm" style:auto-text-indent="false" fo:padding="0cm" fo:border="none"/>
      <style:text-properties fo:color="#000000" style:font-name="Liberation Serif" fo:font-size="12pt" fo:font-weight="normal" officeooo:rsid="002c0b37" officeooo:paragraph-rsid="002c0b37" style:font-size-asian="12pt" style:font-weight-asian="normal" style:font-size-complex="12pt" style:font-weight-complex="normal"/>
    </style:style>
    <style:style style:name="P94" style:family="paragraph" style:parent-style-name="Text_20_body" style:list-style-name="L15">
      <style:paragraph-properties fo:margin-left="0cm" fo:margin-right="0cm" fo:margin-top="0cm" fo:margin-bottom="0cm" loext:contextual-spacing="true" fo:line-height="100%" fo:text-indent="0cm" style:auto-text-indent="false" fo:padding="0cm"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95" style:family="paragraph" style:parent-style-name="Text_20_body" style:list-style-name="L23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weight="normal" officeooo:paragraph-rsid="002f2b5e" style:font-size-asian="12pt" style:font-weight-asian="normal" style:font-size-complex="12pt" style:font-weight-complex="normal"/>
    </style:style>
    <style:style style:name="P96" style:family="paragraph" style:parent-style-name="Text_20_body" style:list-style-name="L24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weight="normal" officeooo:rsid="002f2b5e" officeooo:paragraph-rsid="003a5790" style:font-size-asian="12pt" style:font-weight-asian="normal" style:font-size-complex="12pt" style:font-weight-complex="normal"/>
    </style:style>
    <style:style style:name="P97" style:family="paragraph" style:parent-style-name="Text_20_body" style:list-style-name="L25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weight="normal" officeooo:rsid="0041557f" officeooo:paragraph-rsid="0041557f" style:font-size-asian="12pt" style:font-weight-asian="normal" style:font-size-complex="12pt" style:font-weight-complex="normal"/>
    </style:style>
    <style:style style:name="P98" style:family="paragraph" style:parent-style-name="Text_20_body" style:list-style-name="L25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weight="normal" officeooo:rsid="0042bde7" officeooo:paragraph-rsid="0042bde7" style:font-size-asian="12pt" style:font-weight-asian="normal" style:font-size-complex="12pt" style:font-weight-complex="normal"/>
    </style:style>
    <style:style style:name="P99" style:family="paragraph" style:parent-style-name="Text_20_body" style:list-style-name="L25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weight="normal" officeooo:rsid="0044ba03" officeooo:paragraph-rsid="0044ba03" style:font-size-asian="12pt" style:font-weight-asian="normal" style:font-size-complex="12pt" style:font-weight-complex="normal"/>
    </style:style>
    <style:style style:name="P100" style:family="paragraph" style:parent-style-name="Text_20_body" style:list-style-name="L26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weight="normal" officeooo:rsid="003a5790" officeooo:paragraph-rsid="003ade5c" style:font-size-asian="12pt" style:font-weight-asian="normal" style:font-size-complex="12pt" style:font-weight-complex="normal"/>
    </style:style>
    <style:style style:name="P101" style:family="paragraph" style:parent-style-name="Text_20_body" style:list-style-name="L29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weight="normal" officeooo:rsid="005056cb" officeooo:paragraph-rsid="005056cb" style:font-size-asian="12pt" style:font-weight-asian="normal" style:font-size-complex="12pt" style:font-weight-complex="normal"/>
    </style:style>
    <style:style style:name="P102" style:family="paragraph" style:parent-style-name="Text_20_body" style:list-style-name="L30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573923" officeooo:paragraph-rsid="00573923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Text_20_body" style:list-style-name="L30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57925d" officeooo:paragraph-rsid="0059716a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Text_20_body" style:list-style-name="L30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59716a" officeooo:paragraph-rsid="0059716a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Text_20_body" style:list-style-name="L30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5ada91" officeooo:paragraph-rsid="005ada91" style:font-size-asian="12pt" style:font-style-asian="normal" style:font-weight-asian="normal" style:font-size-complex="12pt" style:font-style-complex="normal" style:font-weight-complex="normal"/>
    </style:style>
    <style:style style:name="P106" style:family="paragraph" style:parent-style-name="Text_20_body" style:list-style-name="L30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5d0cd7" officeooo:paragraph-rsid="005d0cd7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Text_20_body" style:list-style-name="L30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5d1e4b" officeooo:paragraph-rsid="005d1e4b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Text_20_body" style:list-style-name="L31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5d2f39" officeooo:paragraph-rsid="005d2f39" style:font-size-asian="12pt" style:font-style-asian="normal" style:font-weight-asian="normal" style:font-size-complex="12pt" style:font-style-complex="normal" style:font-weight-complex="normal"/>
    </style:style>
    <style:style style:name="P109" style:family="paragraph" style:parent-style-name="Text_20_body" style:list-style-name="L32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5eeec1" officeooo:paragraph-rsid="005eeec1" style:font-size-asian="12pt" style:font-style-asian="normal" style:font-weight-asian="normal" style:font-size-complex="12pt" style:font-style-complex="normal" style:font-weight-complex="normal"/>
    </style:style>
    <style:style style:name="P110" style:family="paragraph" style:parent-style-name="Text_20_body" style:list-style-name="L32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60f368" officeooo:paragraph-rsid="0060f368" style:font-size-asian="12pt" style:font-style-asian="normal" style:font-weight-asian="normal" style:font-size-complex="12pt" style:font-style-complex="normal" style:font-weight-complex="normal"/>
    </style:style>
    <style:style style:name="P111" style:family="paragraph" style:parent-style-name="Text_20_body" style:list-style-name="L32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62c7bf" officeooo:paragraph-rsid="006491f6" style:font-size-asian="12pt" style:font-style-asian="normal" style:font-weight-asian="normal" style:font-size-complex="12pt" style:font-style-complex="normal" style:font-weight-complex="normal"/>
    </style:style>
    <style:style style:name="P112" style:family="paragraph" style:parent-style-name="Text_20_body" style:list-style-name="L32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658275" officeooo:paragraph-rsid="00658275" style:font-size-asian="12pt" style:font-style-asian="normal" style:font-weight-asian="normal" style:font-size-complex="12pt" style:font-style-complex="normal" style:font-weight-complex="normal"/>
    </style:style>
    <style:style style:name="P113" style:family="paragraph" style:parent-style-name="Text_20_body" style:list-style-name="L32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649075" officeooo:paragraph-rsid="00649075" style:font-size-asian="12pt" style:font-style-asian="normal" style:font-weight-asian="normal" style:font-size-complex="12pt" style:font-style-complex="normal" style:font-weight-complex="normal"/>
    </style:style>
    <style:style style:name="P114" style:family="paragraph" style:parent-style-name="Text_20_body" style:list-style-name="L32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673b3a" officeooo:paragraph-rsid="00673b3a" style:font-size-asian="12pt" style:font-style-asian="normal" style:font-weight-asian="normal" style:font-size-complex="12pt" style:font-style-complex="normal" style:font-weight-complex="normal"/>
    </style:style>
    <style:style style:name="P115" style:family="paragraph" style:parent-style-name="Text_20_body" style:list-style-name="L32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690ceb" officeooo:paragraph-rsid="006cbabc" style:font-size-asian="12pt" style:font-style-asian="normal" style:font-weight-asian="normal" style:font-size-complex="12pt" style:font-style-complex="normal" style:font-weight-complex="normal"/>
    </style:style>
    <style:style style:name="P116" style:family="paragraph" style:parent-style-name="Text_20_body" style:list-style-name="L32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6b323d" officeooo:paragraph-rsid="006b323d" style:font-size-asian="12pt" style:font-style-asian="normal" style:font-weight-asian="normal" style:font-size-complex="12pt" style:font-style-complex="normal" style:font-weight-complex="normal"/>
    </style:style>
    <style:style style:name="P117" style:family="paragraph" style:parent-style-name="Text_20_body" style:list-style-name="L32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6dcfec" officeooo:paragraph-rsid="006dcfec" style:font-size-asian="12pt" style:font-style-asian="normal" style:font-weight-asian="normal" style:font-size-complex="12pt" style:font-style-complex="normal" style:font-weight-complex="normal"/>
    </style:style>
    <style:style style:name="P118" style:family="paragraph" style:parent-style-name="Text_20_body" style:list-style-name="L32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6fa47e" officeooo:paragraph-rsid="006fa47e" style:font-size-asian="12pt" style:font-style-asian="normal" style:font-weight-asian="normal" style:font-size-complex="12pt" style:font-style-complex="normal" style:font-weight-complex="normal"/>
    </style:style>
    <style:style style:name="P119" style:family="paragraph" style:parent-style-name="Text_20_body" style:list-style-name="L32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705c7b" officeooo:paragraph-rsid="00705c7b" style:font-size-asian="12pt" style:font-style-asian="normal" style:font-weight-asian="normal" style:font-size-complex="12pt" style:font-style-complex="normal" style:font-weight-complex="normal"/>
    </style:style>
    <style:style style:name="P120" style:family="paragraph" style:parent-style-name="Text_20_body" style:list-style-name="L32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736304" officeooo:paragraph-rsid="00736304" style:font-size-asian="12pt" style:font-style-asian="normal" style:font-weight-asian="normal" style:font-size-complex="12pt" style:font-style-complex="normal" style:font-weight-complex="normal"/>
    </style:style>
    <style:style style:name="P121" style:family="paragraph" style:parent-style-name="Text_20_body" style:list-style-name="L32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71240b" officeooo:paragraph-rsid="0072f8c5" style:font-size-asian="12pt" style:font-style-asian="normal" style:font-weight-asian="normal" style:font-size-complex="12pt" style:font-style-complex="normal" style:font-weight-complex="normal"/>
    </style:style>
    <style:style style:name="P122" style:family="paragraph" style:parent-style-name="Text_20_body" style:list-style-name="L32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7484eb" officeooo:paragraph-rsid="007484eb" style:font-size-asian="12pt" style:font-style-asian="normal" style:font-weight-asian="normal" style:font-size-complex="12pt" style:font-style-complex="normal" style:font-weight-complex="normal"/>
    </style:style>
    <style:style style:name="P123" style:family="paragraph" style:parent-style-name="Text_20_body" style:list-style-name="L33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78eac5" officeooo:paragraph-rsid="0078eac5" style:font-size-asian="12pt" style:font-style-asian="normal" style:font-weight-asian="normal" style:font-size-complex="12pt" style:font-style-complex="normal" style:font-weight-complex="normal"/>
    </style:style>
    <style:style style:name="P124" style:family="paragraph" style:parent-style-name="Text_20_body" style:list-style-name="L33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7a5e9e" officeooo:paragraph-rsid="007a5e9e" style:font-size-asian="12pt" style:font-style-asian="normal" style:font-weight-asian="normal" style:font-size-complex="12pt" style:font-style-complex="normal" style:font-weight-complex="normal"/>
    </style:style>
    <style:style style:name="P125" style:family="paragraph" style:parent-style-name="Text_20_body" style:list-style-name="L33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7b34be" officeooo:paragraph-rsid="007b34be" style:font-size-asian="12pt" style:font-style-asian="normal" style:font-weight-asian="normal" style:font-size-complex="12pt" style:font-style-complex="normal" style:font-weight-complex="normal"/>
    </style:style>
    <style:style style:name="P126" style:family="paragraph" style:parent-style-name="Text_20_body" style:list-style-name="L33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7d3aa7" officeooo:paragraph-rsid="007d3aa7" style:font-size-asian="12pt" style:font-style-asian="normal" style:font-weight-asian="normal" style:font-size-complex="12pt" style:font-style-complex="normal" style:font-weight-complex="normal"/>
    </style:style>
    <style:style style:name="P127" style:family="paragraph" style:parent-style-name="Text_20_body" style:list-style-name="L33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7ea665" officeooo:paragraph-rsid="007ea665" style:font-size-asian="12pt" style:font-style-asian="normal" style:font-weight-asian="normal" style:font-size-complex="12pt" style:font-style-complex="normal" style:font-weight-complex="normal"/>
    </style:style>
    <style:style style:name="P128" style:family="paragraph" style:parent-style-name="Text_20_body" style:list-style-name="L33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7ece30" officeooo:paragraph-rsid="007ece30" style:font-size-asian="12pt" style:font-style-asian="normal" style:font-weight-asian="normal" style:font-size-complex="12pt" style:font-style-complex="normal" style:font-weight-complex="normal"/>
    </style:style>
    <style:style style:name="P129" style:family="paragraph" style:parent-style-name="Text_20_body" style:list-style-name="L33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7fec07" officeooo:paragraph-rsid="007fec07" style:font-size-asian="12pt" style:font-style-asian="normal" style:font-weight-asian="normal" style:font-size-complex="12pt" style:font-style-complex="normal" style:font-weight-complex="normal"/>
    </style:style>
    <style:style style:name="P130" style:family="paragraph" style:parent-style-name="Text_20_body" style:list-style-name="L34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8247d9" officeooo:paragraph-rsid="008247d9" style:font-size-asian="12pt" style:font-style-asian="normal" style:font-weight-asian="normal" style:font-size-complex="12pt" style:font-style-complex="normal" style:font-weight-complex="normal"/>
    </style:style>
    <style:style style:name="P131" style:family="paragraph" style:parent-style-name="Text_20_body" style:list-style-name="L35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895598" officeooo:paragraph-rsid="00895598" style:font-size-asian="12pt" style:font-style-asian="normal" style:font-weight-asian="normal" style:font-size-complex="12pt" style:font-style-complex="normal" style:font-weight-complex="normal"/>
    </style:style>
    <style:style style:name="P132" style:family="paragraph" style:parent-style-name="Text_20_body" style:list-style-name="L35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89e53a" officeooo:paragraph-rsid="0089e53a" style:font-size-asian="12pt" style:font-style-asian="normal" style:font-weight-asian="normal" style:font-size-complex="12pt" style:font-style-complex="normal" style:font-weight-complex="normal"/>
    </style:style>
    <style:style style:name="P133" style:family="paragraph" style:parent-style-name="Text_20_body" style:list-style-name="L35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8982cc" officeooo:paragraph-rsid="008982cc" style:font-size-asian="12pt" style:font-style-asian="normal" style:font-weight-asian="normal" style:font-size-complex="12pt" style:font-style-complex="normal" style:font-weight-complex="normal"/>
    </style:style>
    <style:style style:name="P134" style:family="paragraph" style:parent-style-name="Text_20_body" style:list-style-name="L35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8a03cf" officeooo:paragraph-rsid="008a03cf" style:font-size-asian="12pt" style:font-style-asian="normal" style:font-weight-asian="normal" style:font-size-complex="12pt" style:font-style-complex="normal" style:font-weight-complex="normal"/>
    </style:style>
    <style:style style:name="P135" style:family="paragraph" style:parent-style-name="Text_20_body" style:list-style-name="L35">
      <style:paragraph-properties fo:margin-top="0cm" fo:margin-bottom="0cm" loext:contextual-spacing="true" fo:line-height="100%" fo:padding="0cm" fo:border="none"/>
      <style:text-properties fo:color="#000000" style:font-name="Liberation Serif" fo:font-size="12pt" fo:font-style="normal" fo:font-weight="normal" officeooo:rsid="008a0c5f" officeooo:paragraph-rsid="008a0c5f" style:font-size-asian="12pt" style:font-style-asian="normal" style:font-weight-asian="normal" style:font-size-complex="12pt" style:font-style-complex="normal" style:font-weight-complex="normal"/>
    </style:style>
    <style:style style:name="P136" style:family="paragraph" style:parent-style-name="Text_20_body" style:list-style-name="L25">
      <style:paragraph-properties fo:margin-top="0cm" fo:margin-bottom="0cm" loext:contextual-spacing="true" fo:line-height="100%" fo:padding="0cm" fo:border="none"/>
      <style:text-properties officeooo:rsid="003cbdc3" officeooo:paragraph-rsid="003cbdc3"/>
    </style:style>
    <style:style style:name="P137" style:family="paragraph" style:parent-style-name="Text_20_body" style:list-style-name="L27">
      <style:paragraph-properties fo:margin-top="0cm" fo:margin-bottom="0cm" loext:contextual-spacing="true" fo:line-height="100%" fo:padding="0cm" fo:border="none"/>
      <style:text-properties officeooo:rsid="00471b73" officeooo:paragraph-rsid="00471b73"/>
    </style:style>
    <style:style style:name="P138" style:family="paragraph" style:parent-style-name="Text_20_body" style:list-style-name="L28">
      <style:paragraph-properties fo:margin-top="0cm" fo:margin-bottom="0cm" loext:contextual-spacing="true" fo:line-height="100%" fo:padding="0cm" fo:border="none"/>
      <style:text-properties officeooo:paragraph-rsid="003ade5c"/>
    </style:style>
    <style:style style:name="P139" style:family="paragraph" style:parent-style-name="Text_20_body" style:list-style-name="L32">
      <style:paragraph-properties fo:margin-top="0cm" fo:margin-bottom="0cm" loext:contextual-spacing="true" fo:line-height="100%" fo:padding="0cm" fo:border="none" style:writing-mode="lr-tb"/>
      <style:text-properties fo:color="#000000" style:font-name="Liberation Serif" fo:font-size="12pt" fo:font-style="normal" fo:font-weight="normal" officeooo:rsid="006b323d" officeooo:paragraph-rsid="006b323d" style:font-size-asian="12pt" style:font-style-asian="normal" style:font-weight-asian="normal" style:font-size-complex="12pt" style:font-style-complex="normal" style:font-weight-complex="normal"/>
    </style:style>
    <style:style style:name="P140" style:family="paragraph" style:parent-style-name="Text_20_body">
      <style:paragraph-properties fo:margin-top="0cm" fo:margin-bottom="0cm" loext:contextual-spacing="true" fo:line-height="100%"/>
      <style:text-properties fo:color="#000000" style:font-name="Liberation Serif" fo:font-size="12pt" fo:font-style="normal" fo:font-weight="normal" officeooo:rsid="00391eb1" officeooo:paragraph-rsid="0054e64d" style:font-size-asian="12pt" style:font-style-asian="normal" style:font-weight-asian="normal" style:font-size-complex="12pt" style:font-style-complex="normal" style:font-weight-complex="normal"/>
    </style:style>
    <style:style style:name="P141" style:family="paragraph" style:parent-style-name="Text_20_body" style:list-style-name="L39">
      <style:paragraph-properties fo:margin-top="0cm" fo:margin-bottom="0cm" loext:contextual-spacing="true" fo:line-height="100%"/>
      <style:text-properties fo:color="#000000" style:font-name="Liberation Serif" fo:font-size="12pt" fo:font-style="normal" fo:font-weight="normal" officeooo:rsid="0054e64d" officeooo:paragraph-rsid="0054e64d" style:font-size-asian="12pt" style:font-style-asian="normal" style:font-weight-asian="normal" style:font-size-complex="12pt" style:font-style-complex="normal" style:font-weight-complex="normal"/>
    </style:style>
    <style:style style:name="P142" style:family="paragraph" style:parent-style-name="Text_20_body" style:list-style-name="L40">
      <style:paragraph-properties fo:margin-top="0cm" fo:margin-bottom="0cm" loext:contextual-spacing="true" fo:line-height="100%"/>
      <style:text-properties fo:color="#000000" style:font-name="Liberation Serif" fo:font-size="12pt" fo:font-style="normal" fo:font-weight="normal" officeooo:rsid="005bbb7a" officeooo:paragraph-rsid="005bbb7a" style:font-size-asian="12pt" style:font-style-asian="normal" style:font-weight-asian="normal" style:font-size-complex="12pt" style:font-style-complex="normal" style:font-weight-complex="normal"/>
    </style:style>
    <style:style style:name="P143" style:family="paragraph" style:parent-style-name="Text_20_body" style:list-style-name="L41">
      <style:paragraph-properties fo:margin-top="0cm" fo:margin-bottom="0cm" loext:contextual-spacing="true" fo:line-height="100%"/>
      <style:text-properties fo:color="#000000" style:font-name="Liberation Serif" fo:font-size="12pt" fo:font-style="normal" fo:font-weight="normal" officeooo:rsid="005bbb7a" officeooo:paragraph-rsid="005bbb7a" style:font-size-asian="12pt" style:font-style-asian="normal" style:font-weight-asian="normal" style:font-size-complex="12pt" style:font-style-complex="normal" style:font-weight-complex="normal"/>
    </style:style>
    <style:style style:name="P144" style:family="paragraph" style:parent-style-name="Text_20_body" style:list-style-name="L45">
      <style:paragraph-properties fo:margin-top="0cm" fo:margin-bottom="0cm" loext:contextual-spacing="true" fo:line-height="100%"/>
      <style:text-properties fo:color="#000000" style:font-name="Arial" fo:font-size="11pt" officeooo:rsid="00222fa4" officeooo:paragraph-rsid="00222fa4"/>
    </style:style>
    <style:style style:name="P145" style:family="paragraph" style:parent-style-name="Text_20_body" style:list-style-name="L45">
      <style:paragraph-properties fo:margin-top="0cm" fo:margin-bottom="0cm" loext:contextual-spacing="true" fo:line-height="100%"/>
      <style:text-properties fo:color="#000000" style:font-name="Arial" fo:font-size="11pt" officeooo:paragraph-rsid="00222fa4"/>
    </style:style>
    <style:style style:name="P146" style:family="paragraph" style:parent-style-name="Text_20_body" style:list-style-name="L45">
      <style:paragraph-properties fo:margin-top="0cm" fo:margin-bottom="0cm" loext:contextual-spacing="true" fo:line-height="100%"/>
      <style:text-properties fo:color="#000000" style:font-name="Arial" fo:font-size="11pt" officeooo:rsid="00320b88" officeooo:paragraph-rsid="00320b88"/>
    </style:style>
    <style:style style:name="P147" style:family="paragraph" style:parent-style-name="Text_20_body" style:list-style-name="L45">
      <style:paragraph-properties fo:margin-top="0cm" fo:margin-bottom="0cm" loext:contextual-spacing="true" fo:line-height="100%"/>
      <style:text-properties fo:color="#000000" style:font-name="Arial" fo:font-size="11pt" officeooo:rsid="0076a159" officeooo:paragraph-rsid="0076a159"/>
    </style:style>
    <style:style style:name="P148" style:family="paragraph" style:parent-style-name="Text_20_body" style:list-style-name="L45">
      <style:paragraph-properties fo:margin-top="0cm" fo:margin-bottom="0cm" loext:contextual-spacing="true" fo:line-height="100%"/>
      <style:text-properties officeooo:paragraph-rsid="00222fa4"/>
    </style:style>
    <style:style style:name="P149" style:family="paragraph" style:parent-style-name="Text_20_body" style:list-style-name="L45">
      <style:paragraph-properties fo:margin-top="0cm" fo:margin-bottom="0cm" loext:contextual-spacing="true" fo:line-height="100%"/>
      <style:text-properties officeooo:rsid="00320b88" officeooo:paragraph-rsid="00320b88"/>
    </style:style>
    <style:style style:name="P150" style:family="paragraph" style:parent-style-name="Text_20_body" style:list-style-name="L46">
      <style:paragraph-properties fo:margin-top="0cm" fo:margin-bottom="0cm" loext:contextual-spacing="true" fo:line-height="100%"/>
      <style:text-properties officeooo:rsid="0027ee9b" officeooo:paragraph-rsid="0027ee9b"/>
    </style:style>
    <style:style style:name="P151" style:family="paragraph" style:parent-style-name="Text_20_body" style:list-style-name="L46">
      <style:paragraph-properties fo:margin-top="0cm" fo:margin-bottom="0cm" loext:contextual-spacing="true" fo:line-height="100%"/>
      <style:text-properties officeooo:rsid="00344885" officeooo:paragraph-rsid="00344885"/>
    </style:style>
    <style:style style:name="P152" style:family="paragraph" style:parent-style-name="Text_20_body" style:list-style-name="L46">
      <style:paragraph-properties fo:margin-top="0cm" fo:margin-bottom="0cm" loext:contextual-spacing="true" fo:line-height="100%"/>
      <style:text-properties officeooo:rsid="00298f2b" officeooo:paragraph-rsid="00298f2b"/>
    </style:style>
    <style:style style:name="P153" style:family="paragraph" style:parent-style-name="Text_20_body" style:list-style-name="L46">
      <style:paragraph-properties fo:margin-top="0cm" fo:margin-bottom="0cm" loext:contextual-spacing="true" fo:line-height="100%"/>
      <style:text-properties officeooo:rsid="003fa843" officeooo:paragraph-rsid="003fa843"/>
    </style:style>
    <style:style style:name="P154" style:family="paragraph" style:parent-style-name="Text_20_body" style:list-style-name="L46">
      <style:paragraph-properties fo:margin-top="0cm" fo:margin-bottom="0cm" loext:contextual-spacing="true" fo:line-height="100%"/>
      <style:text-properties officeooo:rsid="00b70890" officeooo:paragraph-rsid="00bca879"/>
    </style:style>
    <style:style style:name="P155" style:family="paragraph" style:parent-style-name="Text_20_body" style:list-style-name="L46">
      <style:paragraph-properties fo:margin-top="0cm" fo:margin-bottom="0cm" loext:contextual-spacing="true" fo:line-height="100%"/>
      <style:text-properties officeooo:rsid="00b7bc01" officeooo:paragraph-rsid="00bca879"/>
    </style:style>
    <style:style style:name="P156" style:family="paragraph" style:parent-style-name="Text_20_body" style:list-style-name="L46">
      <style:paragraph-properties fo:margin-top="0cm" fo:margin-bottom="0cm" loext:contextual-spacing="true" fo:line-height="100%"/>
      <style:text-properties officeooo:rsid="00b7bc01" officeooo:paragraph-rsid="00b70890"/>
    </style:style>
    <style:style style:name="P157" style:family="paragraph" style:parent-style-name="Text_20_body" style:list-style-name="L46">
      <style:paragraph-properties fo:margin-top="0cm" fo:margin-bottom="0cm" loext:contextual-spacing="true" fo:line-height="100%"/>
      <style:text-properties officeooo:rsid="00953cf1" officeooo:paragraph-rsid="00953cf1"/>
    </style:style>
    <style:style style:name="P158" style:family="paragraph" style:parent-style-name="Text_20_body" style:list-style-name="L46">
      <style:paragraph-properties fo:margin-top="0cm" fo:margin-bottom="0cm" loext:contextual-spacing="true" fo:line-height="100%"/>
      <style:text-properties officeooo:rsid="0040172a" officeooo:paragraph-rsid="0040172a"/>
    </style:style>
    <style:style style:name="P159" style:family="paragraph" style:parent-style-name="Text_20_body" style:list-style-name="L46">
      <style:paragraph-properties fo:margin-top="0cm" fo:margin-bottom="0cm" loext:contextual-spacing="true" fo:line-height="100%"/>
      <style:text-properties officeooo:rsid="0083c882" officeooo:paragraph-rsid="0083c882"/>
    </style:style>
    <style:style style:name="P160" style:family="paragraph" style:parent-style-name="Text_20_body" style:list-style-name="L46">
      <style:paragraph-properties fo:margin-top="0cm" fo:margin-bottom="0cm" loext:contextual-spacing="true" fo:line-height="100%"/>
      <style:text-properties officeooo:rsid="00ada3e6" officeooo:paragraph-rsid="00ada3e6"/>
    </style:style>
    <style:style style:name="P161" style:family="paragraph" style:parent-style-name="Text_20_body" style:list-style-name="L46">
      <style:paragraph-properties fo:margin-top="0cm" fo:margin-bottom="0cm" loext:contextual-spacing="true" fo:line-height="100%"/>
      <style:text-properties officeooo:rsid="0051cb4f" officeooo:paragraph-rsid="00ada3e6"/>
    </style:style>
    <style:style style:name="P162" style:family="paragraph" style:parent-style-name="Text_20_body" style:list-style-name="L46">
      <style:paragraph-properties fo:margin-top="0cm" fo:margin-bottom="0cm" loext:contextual-spacing="true" fo:line-height="100%"/>
      <style:text-properties officeooo:rsid="00556117" officeooo:paragraph-rsid="00556117"/>
    </style:style>
    <style:style style:name="P163" style:family="paragraph" style:parent-style-name="Heading_20_3">
      <style:text-properties fo:font-weight="bold" style:font-weight-asian="bold" style:font-weight-complex="bold"/>
    </style:style>
    <style:style style:name="P164" style:family="paragraph" style:parent-style-name="Heading_20_3">
      <style:text-properties fo:color="#000000" style:font-name="Liberation Serif" fo:font-size="12pt" fo:font-weight="normal" officeooo:rsid="00391eb1" style:font-size-asian="12pt" style:font-weight-asian="normal" style:font-size-complex="12pt" style:font-weight-complex="normal"/>
    </style:style>
    <style:style style:name="P165" style:family="paragraph" style:parent-style-name="Heading_20_3">
      <style:text-properties officeooo:paragraph-rsid="00e6b578"/>
    </style:style>
    <style:style style:name="P166" style:family="paragraph" style:parent-style-name="Heading_20_3">
      <style:text-properties officeooo:paragraph-rsid="00e882cd"/>
    </style:style>
    <style:style style:name="P167" style:family="paragraph" style:parent-style-name="Heading_20_3" style:list-style-name=""/>
    <style:style style:name="P168" style:family="paragraph" style:parent-style-name="Heading_20_3">
      <style:text-properties officeooo:paragraph-rsid="00e78af8"/>
    </style:style>
    <style:style style:name="P169" style:family="paragraph" style:parent-style-name="Heading_20_3" style:list-style-name="">
      <style:paragraph-properties fo:margin-top="0cm" fo:margin-bottom="0cm" loext:contextual-spacing="true" fo:line-height="100%"/>
      <style:text-properties fo:font-weight="bold" officeooo:paragraph-rsid="0022baf6" style:font-weight-asian="bold" style:font-weight-complex="bold"/>
    </style:style>
    <style:style style:name="P170" style:family="paragraph" style:parent-style-name="Heading_20_3">
      <style:paragraph-properties fo:margin-top="0cm" fo:margin-bottom="0cm" loext:contextual-spacing="true" fo:line-height="100%"/>
    </style:style>
    <style:style style:name="P171" style:family="paragraph" style:parent-style-name="Heading_20_3" style:list-style-name="">
      <style:paragraph-properties fo:margin-top="0cm" fo:margin-bottom="0cm" loext:contextual-spacing="true" fo:line-height="100%"/>
    </style:style>
    <style:style style:name="P172" style:family="paragraph" style:parent-style-name="Heading_20_3">
      <style:paragraph-properties fo:margin-top="0cm" fo:margin-bottom="0cm" loext:contextual-spacing="true" fo:line-height="100%" fo:break-before="page"/>
    </style:style>
    <style:style style:name="P173" style:family="paragraph" style:parent-style-name="Heading_20_3">
      <style:paragraph-properties fo:break-before="page"/>
      <style:text-properties officeooo:rsid="003a0036"/>
    </style:style>
    <style:style style:name="T1" style:family="text">
      <style:text-properties fo:color="#000000"/>
    </style:style>
    <style:style style:name="T2" style:family="text">
      <style:text-properties fo:color="#000000" style:font-name="Arial" fo:font-size="11pt"/>
    </style:style>
    <style:style style:name="T3" style:family="text">
      <style:text-properties fo:color="#000000" style:font-name="Arial" fo:font-size="11pt" fo:font-weight="bold" style:font-weight-asian="bold" style:font-weight-complex="bold"/>
    </style:style>
    <style:style style:name="T4" style:family="text">
      <style:text-properties fo:color="#000000" style:font-name="Arial" fo:font-size="11pt" officeooo:rsid="0025712e"/>
    </style:style>
    <style:style style:name="T5" style:family="text">
      <style:text-properties fo:color="#000000" officeooo:rsid="0029fbaa"/>
    </style:style>
    <style:style style:name="T6" style:family="text"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000000" style:font-name="Liberation Serif" fo:font-size="12pt" fo:font-weight="normal" officeooo:rsid="003a5790" style:font-size-asian="12pt" style:font-weight-asian="normal" style:font-size-complex="12pt" style:font-weight-complex="normal"/>
    </style:style>
    <style:style style:name="T8" style:family="text">
      <style:text-properties fo:color="#000000" style:font-name="Liberation Serif" fo:font-size="12pt" fo:font-weight="normal" officeooo:rsid="003ade5c" style:font-size-asian="12pt" style:font-weight-asian="normal" style:font-size-complex="12pt" style:font-weight-complex="normal"/>
    </style:style>
    <style:style style:name="T9" style:family="text">
      <style:text-properties fo:color="#000000" style:font-name="Liberation Serif" fo:font-size="12pt" fo:font-weight="normal" officeooo:rsid="004a0995" style:font-size-asian="12pt" style:font-weight-asian="normal" style:font-size-complex="12pt" style:font-weight-complex="normal"/>
    </style:style>
    <style:style style:name="T10" style:family="text">
      <style:text-properties fo:color="#000000" style:font-name="Liberation Serif" fo:font-size="12pt" fo:font-weight="normal" officeooo:rsid="00391eb1" style:font-size-asian="12pt" style:font-weight-asian="normal" style:font-size-complex="12pt" style:font-weight-complex="normal"/>
    </style:style>
    <style:style style:name="T11" style:family="text">
      <style:text-properties officeooo:rsid="00222fa4"/>
    </style:style>
    <style:style style:name="T12" style:family="text">
      <style:text-properties officeooo:rsid="00298f2b"/>
    </style:style>
    <style:style style:name="T13" style:family="text">
      <style:text-properties officeooo:rsid="0029fbaa"/>
    </style:style>
    <style:style style:name="T14" style:family="text">
      <style:text-properties officeooo:rsid="002a24c1"/>
    </style:style>
    <style:style style:name="T15" style:family="text">
      <style:text-properties officeooo:rsid="00573923"/>
    </style:style>
    <style:style style:name="T16" style:family="text">
      <style:text-properties officeooo:rsid="005c6dc4"/>
    </style:style>
    <style:style style:name="T17" style:family="text">
      <style:text-properties officeooo:rsid="005d1e4b"/>
    </style:style>
    <style:style style:name="T18" style:family="text">
      <style:text-properties officeooo:rsid="005f3442"/>
    </style:style>
    <style:style style:name="T19" style:family="text">
      <style:text-properties officeooo:rsid="006cbabc"/>
    </style:style>
    <style:style style:name="T20" style:family="text">
      <style:text-properties officeooo:rsid="00773bc0"/>
    </style:style>
    <style:style style:name="T21" style:family="text">
      <style:text-properties officeooo:rsid="007acfbb"/>
    </style:style>
    <style:style style:name="T22" style:family="text">
      <style:text-properties officeooo:rsid="007b8259"/>
    </style:style>
    <style:style style:name="T23" style:family="text">
      <style:text-properties officeooo:rsid="007ebacd"/>
    </style:style>
    <style:style style:name="T24" style:family="text">
      <style:text-properties officeooo:rsid="00809ad4"/>
    </style:style>
    <style:style style:name="T25" style:family="text">
      <style:text-properties officeooo:rsid="00851630"/>
    </style:style>
    <style:style style:name="T26" style:family="text">
      <style:text-properties officeooo:rsid="008a3fb0"/>
    </style:style>
    <style:style style:name="T27" style:family="text">
      <style:text-properties officeooo:rsid="0092a3a9"/>
    </style:style>
    <style:style style:name="T28" style:family="text">
      <style:text-properties officeooo:rsid="009371c5"/>
    </style:style>
    <style:style style:name="T29" style:family="text">
      <style:text-properties officeooo:rsid="00b0ef8f"/>
    </style:style>
    <style:style style:name="T30" style:family="text">
      <style:text-properties officeooo:rsid="00b2687c"/>
    </style:style>
    <style:style style:name="T31" style:family="text">
      <style:text-properties officeooo:rsid="00c551a9"/>
    </style:style>
    <style:style style:name="T32" style:family="text">
      <style:text-properties officeooo:rsid="00c90a8e"/>
    </style:style>
    <style:style style:name="T33" style:family="text">
      <style:text-properties officeooo:rsid="00cbf3c2"/>
    </style:style>
    <style:style style:name="T34" style:family="text">
      <style:text-properties officeooo:rsid="00cf367c"/>
    </style:style>
    <style:style style:name="T35" style:family="text">
      <style:text-properties officeooo:rsid="00cfcb75"/>
    </style:style>
    <style:style style:name="T36" style:family="text">
      <style:text-properties officeooo:rsid="00d06e3f"/>
    </style:style>
    <style:style style:name="T37" style:family="text">
      <style:text-properties officeooo:rsid="00d14673"/>
    </style:style>
    <style:style style:name="T38" style:family="text">
      <style:text-properties officeooo:rsid="00d1d3e1"/>
    </style:style>
    <style:style style:name="T39" style:family="text">
      <style:text-properties officeooo:rsid="00d2a7a4"/>
    </style:style>
    <style:style style:name="T40" style:family="text">
      <style:text-properties officeooo:rsid="00d43fd7"/>
    </style:style>
    <style:style style:name="T41" style:family="text">
      <style:text-properties officeooo:rsid="00d893a3"/>
    </style:style>
    <style:style style:name="T42" style:family="text">
      <style:text-properties officeooo:rsid="00dcd435"/>
    </style:style>
    <style:style style:name="T43" style:family="text">
      <style:text-properties officeooo:rsid="00ddca19"/>
    </style:style>
    <style:style style:name="T44" style:family="text">
      <style:text-properties officeooo:rsid="00e6b578"/>
    </style:style>
    <style:style style:name="T45" style:family="text">
      <style:text-properties officeooo:rsid="00ecded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2"><text:a xlink:type="simple" xlink:href="#__RefHeading___Toc4172_1450264214" text:style-name="Index_20_Link" text:visited-style-name="Index_20_Link">[1] 2021 A. Du et al., ‘Physical Adversarial Attacks on an Aerial Imagery Object Detector’<text:tab/>1</text:a></text:p>
          <text:p text:style-name="P42"><text:a xlink:type="simple" xlink:href="#__RefHeading___Toc4174_1450264214" text:style-name="Index_20_Link" text:visited-style-name="Index_20_Link">[2] 2020 Z. Wu, S.-N. Lim, L. S. Davis, and T. Goldstein, ‘Making an Invisibility Cloak: Real World Adversarial Attacks on Object Detectors’<text:tab/>2</text:a></text:p>
          <text:p text:style-name="P42"><text:a xlink:type="simple" xlink:href="#__RefHeading___Toc4176_1450264214" text:style-name="Index_20_Link" text:visited-style-name="Index_20_Link">[3] 2017 N. Carlini and D. Wagner, ‘MagNet and “Efficient Defenses Against Adversarial Attacks” are Not Robust to Adversarial Examples’<text:tab/>2</text:a></text:p>
          <text:p text:style-name="P42"><text:a xlink:type="simple" xlink:href="#__RefHeading___Toc4178_1450264214" text:style-name="Index_20_Link" text:visited-style-name="Index_20_Link">[4] 2017 Y. Liu, X. Chen, C. Liu, and D. Song, ‘Delving into Transferable Adversarial Examples and Black-box Attacks’<text:tab/>3</text:a></text:p>
          <text:p text:style-name="P42"><text:a xlink:type="simple" xlink:href="#__RefHeading___Toc4180_1450264214" text:style-name="Index_20_Link" text:visited-style-name="Index_20_Link">[5] 2018 W. Czaja, N. Fendley, M. Pekala, C. Ratto, and I.-J. Wang, ‘Adversarial examples in remote sensing’<text:tab/>3</text:a></text:p>
          <text:p text:style-name="P42"><text:a xlink:type="simple" xlink:href="#__RefHeading___Toc4182_1450264214" text:style-name="Index_20_Link" text:visited-style-name="Index_20_Link">[6] 2020 R. den Hollander et al., ‘Adversarial patch camouflage against aerial detection’<text:tab/>3</text:a></text:p>
          <text:p text:style-name="P42"><text:a xlink:type="simple" xlink:href="#__RefHeading___Toc4184_1450264214" text:style-name="Index_20_Link" text:visited-style-name="Index_20_Link">[7] 2016 A. Kurakin, I. Goodfellow, and S. Bengio, ‘Adversarial Machine Learning at Scale’<text:tab/>4</text:a></text:p>
          <text:p text:style-name="P42"><text:a xlink:type="simple" xlink:href="#__RefHeading___Toc4186_1450264214" text:style-name="Index_20_Link" text:visited-style-name="Index_20_Link">[8] 2017 A. Madry, A. Makelov, L. Schmidt, D. Tsipras, and A. Vladu, ‘Towards Deep Learning Models Resistant to Adversarial Attacks’<text:tab/>4</text:a></text:p>
          <text:p text:style-name="P42"><text:a xlink:type="simple" xlink:href="#__RefHeading___Toc4188_1450264214" text:style-name="Index_20_Link" text:visited-style-name="Index_20_Link">[9] 2016 N. Papernot, P. McDaniel, Xi Wu, S. Jha, and A. Swami, ‘Distillation as a Defense to Adversarial Perturbations Against Deep Neural Networks’<text:tab/>4</text:a></text:p>
          <text:p text:style-name="P42"><text:a xlink:type="simple" xlink:href="#__RefHeading___Toc4190_1450264214" text:style-name="Index_20_Link" text:visited-style-name="Index_20_Link">[10] 2017 W. Xu, D. Evans, and Y. Qi, ‘Feature Squeezing: Detecting Adversarial Examples in Deep Neural Networks’<text:tab/>5</text:a></text:p>
          <text:p text:style-name="P42"><text:a xlink:type="simple" xlink:href="#__RefHeading___Toc4192_1450264214" text:style-name="Index_20_Link" text:visited-style-name="Index_20_Link">[11] 2017 W. He, J. Wei, X. Chen, N. Carlini, and D. Song, ‘Adversarial Example Defenses: Ensembles of Weak Defenses are not Strong’<text:tab/>5</text:a></text:p>
          <text:p text:style-name="P42"><text:a xlink:type="simple" xlink:href="#__RefHeading___Toc4197_1450264214" text:style-name="Index_20_Link" text:visited-style-name="Index_20_Link">[12] 2013 L. J. Ba and R. Caruana, ‘Do Deep Nets Really Need to be Deep?’<text:tab/>6</text:a></text:p>
          <text:p text:style-name="P42"><text:a xlink:type="simple" xlink:href="#__RefHeading___Toc4199_1450264214" text:style-name="Index_20_Link" text:visited-style-name="Index_20_Link">[13] 2015 G. Hinton, O. Vinyals, and J. Dean, ‘Distilling the Knowledge in a Neural Network’<text:tab/>6</text:a></text:p>
          <text:p text:style-name="P42"><text:a xlink:type="simple" xlink:href="#__RefHeading___Toc4194_1450264214" text:style-name="Index_20_Link" text:visited-style-name="Index_20_Link">[14] 2020 X. Huang et al., ‘A survey of safety and trustworthiness of deep neural networks: Verification, testing, adversarial attack and defence, and interpretability’<text:tab/>6</text:a></text:p>
          <text:p text:style-name="P42"><text:a xlink:type="simple" xlink:href="#__RefHeading___Toc4203_1450264214" text:style-name="Index_20_Link" text:visited-style-name="Index_20_Link">[15] 2017 R. Feinman, R. R. Curtin, S. Shintre, and A. B. Gardner, ‘Detecting Adversarial Samples from Artifacts’<text:tab/>6</text:a></text:p>
          <text:p text:style-name="P42"><text:a xlink:type="simple" xlink:href="#__RefHeading___Toc4205_1450264214" text:style-name="Index_20_Link" text:visited-style-name="Index_20_Link">[16] 2021 A. Du et al., ‘Adversarial Attacks against a Satellite-borne Multispectral Cloud Detector’<text:tab/>6</text:a></text:p>
          <text:p text:style-name="P42"><text:a xlink:type="simple" xlink:href="#__RefHeading___Toc4207_1450264214" text:style-name="Index_20_Link" text:visited-style-name="Index_20_Link">[17] 2021 C. Du and L. Zhang, ‘Adversarial Attack for SAR Target Recognition Based on UNet-Generative Adversarial Network’<text:tab/>6</text:a></text:p>
          <text:p text:style-name="P42"><text:a xlink:type="simple" xlink:href="#__RefHeading___Toc4209_1450264214" text:style-name="Index_20_Link" text:visited-style-name="Index_20_Link">[18] 2022 C. Du, C. Huo, L. Zhang, B. Chen, and Y. Yuan, ‘Fast C&amp;W: A Fast Adversarial Attack Algorithm to Fool SAR Target Recognition With Deep Convolutional Neural Networks’<text:tab/>6</text:a></text:p>
          <text:p text:style-name="P42"><text:a xlink:type="simple" xlink:href="#__RefHeading___Toc1797_287525700" text:style-name="Index_20_Link" text:visited-style-name="Index_20_Link">Papers to Read<text:tab/>7</text:a></text:p>
          <text:p text:style-name="P42"><text:a xlink:type="simple" xlink:href="#__RefHeading___Toc1799_287525700" text:style-name="Index_20_Link" text:visited-style-name="Index_20_Link">General Notes<text:tab/>7</text:a></text:p>
          <text:p text:style-name="P42"><text:a xlink:type="simple" xlink:href="#__RefHeading___Toc3268_287525700" text:style-name="Index_20_Link" text:visited-style-name="Index_20_Link">Summary of Goals<text:tab/>7</text:a></text:p>
          <text:p text:style-name="P42"><text:a xlink:type="simple" xlink:href="#__RefHeading___Toc1907_1450264214" text:style-name="Index_20_Link" text:visited-style-name="Index_20_Link">Resources<text:tab/>8</text:a></text:p>
        </text:index-body>
      </text:table-of-content>
      <text:h text:style-name="P163" text:outline-level="3"/>
      <text:h text:style-name="Heading_20_3" text:outline-level="3"><text:bookmark-start text:name="__RefHeading___Toc4172_1450264214"/>[1] <text:span text:style-name="T31">2021 </text:span>A. Du et al., ‘Physical Adversarial Attacks on an Aerial Imagery Object Detector’<text:bookmark-end text:name="__RefHeading___Toc4172_1450264214"/></text:h>
      <text:p text:style-name="P1"/>
      <text:p text:style-name="P3"><text:bookmark text:name="1-intro"/>1. Intro</text:p>
      <text:list xml:id="list352181419" text:style-name="L1">
        <text:list-item>
          <text:p text:style-name="P70">Physical attacks: real-world objects </text:p>
        </text:list-item>
        <text:list-item>
          <text:p text:style-name="P70">Digital attacks: edit images </text:p>
        </text:list-item>
      </text:list>
      <text:p text:style-name="P2"><text:bookmark text:name="2-related-work"/>2. Related Work</text:p>
      <text:list xml:id="list3756975660" text:style-name="L2">
        <text:list-item>
          <text:p text:style-name="P71">Generating robust/universal/targeted adversarial examples [46, 24, 11, 3] </text:p>
        </text:list-item>
        <text:list-item>
          <text:p text:style-name="P71">On and Off body patches </text:p>
        </text:list-item>
        <text:list-item>
          <text:p text:style-name="P71">Issue of transferring attacks between networks </text:p>
        </text:list-item>
        <text:list-item>
          <text:p text:style-name="P71">Attack efficacy degrades with printing/photographing/angles/distance. </text:p>
        </text:list-item>
        <text:list-item>
          <text:p text:style-name="P71">Techniques to prevent attacks being circumvented. Total Variation Loss, Expectation Over Transformation. </text:p>
          <text:list>
            <text:list-item>
              <text:p text:style-name="P71">Robustifying against physical-world patch deformation [60, 62, 17] </text:p>
              <text:list>
                <text:list-item>
                  <text:p text:style-name="P71">Stereoscopic radians, semantic constraint </text:p>
                </text:list-item>
              </text:list>
            </text:list-item>
          </text:list>
        </text:list-item>
      </text:list>
      <text:p text:style-name="P2"><text:bookmark text:name="3-threat-model"/>3. Threat Model</text:p>
      <text:list xml:id="list791151774" text:style-name="L3">
        <text:list-item>
          <text:p text:style-name="P72">Physical patches </text:p>
        </text:list-item>
        <text:list-item>
          <text:p text:style-name="P72">Full network model </text:p>
        </text:list-item>
        <text:list-item>
          <text:p text:style-name="P72">Test and Adjust -&gt; Optimisation </text:p>
        </text:list-item>
      </text:list>
      <text:p text:style-name="P2"><text:bookmark text:name="4-methods"/>4. Methods</text:p>
      <text:list xml:id="list4241173159" text:style-name="L4">
        <text:list-item>
          <text:p text:style-name="P73">Model training: YOLO, COCO, COWC-M </text:p>
        </text:list-item>
        <text:list-item>
          <text:p text:style-name="P73"><text:soft-page-break/>Image capture -&gt; Annotation </text:p>
        </text:list-item>
        <text:list-item>
          <text:p text:style-name="P73">ON / OFF car patches </text:p>
        </text:list-item>
        <text:list-item>
          <text:p text:style-name="P73">Patches (P set of pixels) embedded into training images </text:p>
          <text:list>
            <text:list-item>
              <text:p text:style-name="P73">P augmentations (geometric, colour) </text:p>
            </text:list-item>
            <text:list-item>
              <text:p text:style-name="P73">Automold tools: climate augmentations </text:p>
            </text:list-item>
          </text:list>
        </text:list-item>
        <text:list-item>
          <text:p text:style-name="P73">Model parameters, loss </text:p>
        </text:list-item>
      </text:list>
      <text:p text:style-name="P2"><text:bookmark text:name="5-measuring-efficacy"/>5. Measuring Efficacy</text:p>
      <text:list xml:id="list1320627101" text:style-name="L5">
        <text:list-item>
          <text:p text:style-name="P74">Digital/Physical evaluation methodologies </text:p>
        </text:list-item>
      </text:list>
      <text:p text:style-name="P2"><text:bookmark text:name="6-results"/>6. Results</text:p>
      <text:list xml:id="list1265288980" text:style-name="L6">
        <text:list-item>
          <text:p text:style-name="P75">Geometric / Colour / Weather combinations </text:p>
        </text:list-item>
        <text:list-item>
          <text:p text:style-name="P75">Patches alone more effective than patches+weather </text:p>
        </text:list-item>
      </text:list>
      <text:p text:style-name="P2"><text:bookmark text:name="summary"/>Summary</text:p>
      <text:list xml:id="list3498520435" text:style-name="L7">
        <text:list-item>
          <text:p text:style-name="P76">Adversarial Attacks against aerial imagery </text:p>
        </text:list-item>
        <text:list-item>
          <text:p text:style-name="P76">Generated patches by optimising (minimising) detection score of network </text:p>
        </text:list-item>
        <text:list-item>
          <text:p text:style-name="P76">Patches unique to attacked network </text:p>
        </text:list-item>
        <text:list-item>
          <text:p text:style-name="P76">Weather made attack less effective </text:p>
        </text:list-item>
      </text:list>
      <text:p text:style-name="P2"><text:bookmark text:name="questions"/>Questions</text:p>
      <text:list xml:id="list2118829636" text:style-name="L8">
        <text:list-item>
          <text:p text:style-name="P77">What model for detections? </text:p>
        </text:list-item>
        <text:list-item>
          <text:p text:style-name="P77">Apply patches to dataset? </text:p>
        </text:list-item>
        <text:list-item>
          <text:p text:style-name="P77">Retrain with patched dataset? </text:p>
          <text:list>
            <text:list-item>
              <text:p text:style-name="P77">Just moves the target? Regenerate new patches? </text:p>
            </text:list-item>
          </text:list>
        </text:list-item>
      </text:list>
      <text:p text:style-name="P15"><text:bookmark-start text:name="__RefHeading___Toc1161_287525700"/><text:bookmark-end text:name="__RefHeading___Toc1161_287525700"/></text:p>
      <text:h text:style-name="Heading_20_3" text:outline-level="3"><text:bookmark-start text:name="__RefHeading___Toc4174_1450264214"/>[<text:span text:style-name="T31">2</text:span>] <text:span text:style-name="T31">2020 </text:span>Z. Wu, S.-N. Lim, L. S. Davis, and T. Goldstein, ‘Making an Invisibility Cloak: Real World Adversarial Attacks on Object Detectors’<text:bookmark-end text:name="__RefHeading___Toc4174_1450264214"/></text:h>
      <text:p text:style-name="P14"/>
      <text:p text:style-name="P4">1. Intro</text:p>
      <text:list xml:id="list1454642592" text:style-name="L9">
        <text:list-item>
          <text:p text:style-name="P78">Transferability of attacks</text:p>
        </text:list-item>
        <text:list-item>
          <text:p text:style-name="P78">Digital to Physical</text:p>
        </text:list-item>
        <text:list-item>
          <text:p text:style-name="P78">Attacker model to Victim model</text:p>
        </text:list-item>
        <text:list-item>
          <text:p text:style-name="P78">Models trained on different datasets</text:p>
        </text:list-item>
        <text:list-item>
          <text:p text:style-name="P78">Trained on ensembles of detectors</text:p>
        </text:list-item>
        <text:list-item>
          <text:p text:style-name="P78">White box: dataset, architecture, parameters</text:p>
        </text:list-item>
      </text:list>
      <text:p text:style-name="P8">2. Related Work</text:p>
      <text:list xml:id="list223818934" text:style-name="L10">
        <text:list-item>
          <text:p text:style-name="P79">Attacking classifiers (one feature vector per image) [11, 23 25]</text:p>
        </text:list-item>
        <text:list-item>
          <text:p text:style-name="P79">Object detection / semantic segmentation [1, 24, 34, 33, 19, 22, 18]</text:p>
        </text:list-item>
        <text:list-item>
          <text:p text:style-name="P79">Detectors more robust than classifiers</text:p>
        </text:list-item>
        <text:list-item>
          <text:p text:style-name="P79">Significant work on generating examples</text:p>
        </text:list-item>
      </text:list>
      <text:p text:style-name="P8">2.1. Object Detector Basics</text:p>
      <text:list xml:id="list2454720112" text:style-name="L11">
        <text:list-item>
          <text:p text:style-name="P80">...</text:p>
        </text:list-item>
      </text:list>
      <text:p text:style-name="P8">3. Approach</text:p>
      <text:list xml:id="list1952397567" text:style-name="L12">
        <text:list-item>
          <text:p text:style-name="P81">Universal Patch</text:p>
        </text:list-item>
        <text:list-item>
          <text:p text:style-name="P81">Transforms to make patches robust to real-world variations</text:p>
        </text:list-item>
        <text:list-item>
          <text:p text:style-name="P81">Other techniques</text:p>
        </text:list-item>
        <text:list-item>
          <text:p text:style-name="P82">Ensemble Training</text:p>
        </text:list-item>
        <text:list-item>
          <text:p text:style-name="P82">...</text:p>
        </text:list-item>
      </text:list>
      <text:p text:style-name="P8">Notes</text:p>
      <text:list xml:id="list3695673856" text:style-name="L13">
        <text:list-item>
          <text:p text:style-name="P83">Ensemble Training: Generating patches to target two networks simultaneously by training against both.</text:p>
        </text:list-item>
      </text:list>
      <text:p text:style-name="P11"><text:bookmark-start text:name="__RefHeading___Toc1163_287525700"/><text:bookmark-end text:name="__RefHeading___Toc1163_287525700"/></text:p>
      <text:h text:style-name="Heading_20_3" text:outline-level="3"><text:bookmark-start text:name="__RefHeading___Toc4176_1450264214"/>[<text:span text:style-name="T32">3</text:span>] <text:span text:style-name="T33">2017 </text:span>N. Carlini and D. Wagner, ‘MagNet and “Efficient Defenses Against Adversarial Attacks” are Not Robust to Adversarial Examples’<text:bookmark-end text:name="__RefHeading___Toc4176_1450264214"/></text:h>
      <text:p text:style-name="P6">1. Intro</text:p>
      <text:list xml:id="list2519308114" text:style-name="L14">
        <text:list-item>
          <text:p text:style-name="P84">Attacks against proposed robustifications</text:p>
        </text:list-item>
        <text:list-item>
          <text:p text:style-name="P84">Brutal rebuttal</text:p>
        </text:list-item>
      </text:list>
      <text:p text:style-name="P5">2. Background</text:p>
      <text:list xml:id="list1553049631" text:style-name="L15">
        <text:list-item>
          <text:p text:style-name="P85">Familiarity</text:p>
        </text:list-item>
        <text:list-item>
          <text:p text:style-name="P85"><text:span text:style-name="T13">[</text:span>5<text:span text:style-name="T13">]</text:span> NNs</text:p>
        </text:list-item>
        <text:list-item>
          <text:p text:style-name="P85"><text:soft-page-break/><text:span text:style-name="T13">[</text:span>11<text:span text:style-name="T13">]</text:span> adversarial examples</text:p>
        </text:list-item>
        <text:list-item>
          <text:p text:style-name="P85"><text:span text:style-name="T13">[</text:span>6<text:span text:style-name="T13">]</text:span> Transferability</text:p>
        </text:list-item>
        <text:list-item>
          <text:p text:style-name="P85"><text:span text:style-name="T13">[</text:span>1<text:span text:style-name="T13">]</text:span> Generating attacks of adversarial examples</text:p>
        </text:list-item>
        <text:list-item>
          <text:p text:style-name="P94"><text:span text:style-name="T5">[</text:span><text:span text:style-name="T1">8</text:span><text:span text:style-name="T5">]</text:span><text:span text:style-name="T1"> MagNet</text:span></text:p>
        </text:list-item>
      </text:list>
      <text:p text:style-name="P12"><text:bookmark-start text:name="__RefHeading___Toc1165_287525700"/><text:bookmark-end text:name="__RefHeading___Toc1165_287525700"/></text:p>
      <text:h text:style-name="Heading_20_3" text:outline-level="3"><text:bookmark-start text:name="__RefHeading___Toc4178_1450264214"/>[<text:span text:style-name="T34">4</text:span>] <text:span text:style-name="T34">2017 </text:span>Y. Liu, X. Chen, C. Liu, and D. Song, ‘Delving into Transferable Adversarial Examples and Black-box Attacks’<text:line-break/><text:bookmark-end text:name="__RefHeading___Toc4178_1450264214"/></text:h>
      <text:p text:style-name="P6">1. Intro / Related Work</text:p>
      <text:list xml:id="list1451398597" text:style-name="L16">
        <text:list-item>
          <text:p text:style-name="P86">Ensemble training</text:p>
        </text:list-item>
        <text:list-item>
          <text:p text:style-name="P86">Transferable Adversarial Examples with target labels.</text:p>
        </text:list-item>
        <text:list-item>
          <text:p text:style-name="P86">Transferable helps with black-box</text:p>
        </text:list-item>
        <text:list-item>
          <text:p text:style-name="P86">Transferability mostly done on small datasets (2017)</text:p>
        </text:list-item>
      </text:list>
      <text:p text:style-name="P5">2. Adversarial Deep Learning and Transferability</text:p>
      <text:list xml:id="list2629721262" text:style-name="L17">
        <text:list-item>
          <text:p text:style-name="P87">Tested on large networks and ImageNet</text:p>
        </text:list-item>
      </text:list>
      <text:p text:style-name="P5">3. Non-Targeted Adversarial Examples</text:p>
      <text:p text:style-name="P5">4. Targeted Adversarial Examples</text:p>
      <text:p text:style-name="P5">5. Ensemble-Based Approaches</text:p>
      <text:p text:style-name="P5">Notes:</text:p>
      <text:list xml:id="list837468568" text:style-name="L18">
        <text:list-item>
          <text:p text:style-name="P88">Transferability with target label?</text:p>
        </text:list-item>
        <text:list-item>
          <text:p text:style-name="P88">Transferability of attacks for aerial imagery?</text:p>
        </text:list-item>
      </text:list>
      <text:p text:style-name="P12"><text:bookmark-start text:name="__RefHeading___Toc1167_287525700"/><text:bookmark-end text:name="__RefHeading___Toc1167_287525700"/></text:p>
      <text:h text:style-name="Heading_20_3" text:outline-level="3"><text:bookmark-start text:name="__RefHeading___Toc4180_1450264214"/>[<text:span text:style-name="T35">5</text:span>] <text:span text:style-name="T35">2018 </text:span>W. Czaja, N. Fendley, M. Pekala, C. Ratto, and I.-J. Wang, ‘Adversarial examples in remote sensing’<text:bookmark-end text:name="__RefHeading___Toc4180_1450264214"/></text:h>
      <text:p text:style-name="P10"/>
      <text:p text:style-name="P6">1. Intro</text:p>
      <text:list xml:id="list4063351624" text:style-name="L19">
        <text:list-item>
          <text:p text:style-name="P89">Defending against attacks refs [1, 2, 5]</text:p>
        </text:list-item>
        <text:list-item>
          <text:p text:style-name="P89">Not well studied: Satellite imagery, Multi-spectral data, LIDAR, SAR</text:p>
        </text:list-item>
        <text:list-item>
          <text:p text:style-name="P89">Many existing attack princ<text:span text:style-name="T14">i</text:span>ples could apply</text:p>
        </text:list-item>
        <text:list-item>
          <text:p text:style-name="P89">Still have unique properties though</text:p>
        </text:list-item>
      </text:list>
      <text:p text:style-name="P5">2. Approach</text:p>
      <text:p text:style-name="P5">2.1 Remote Sensing Considerations</text:p>
      <text:p text:style-name="P5">2.2 Digitally Emulating Physical AE</text:p>
      <text:p text:style-name="P5">3. Numerical Experiments</text:p>
      <text:p text:style-name="P5">4. Conclusions and Future Work</text:p>
      <text:list xml:id="list55852787" text:style-name="L20">
        <text:list-item>
          <text:p text:style-name="P90">No Transferable examples (for aerial imagery)</text:p>
        </text:list-item>
        <text:list-item>
          <text:p text:style-name="P90">Non-image sensors (multi and hyperspectral data, SAR, LIDAR)</text:p>
        </text:list-item>
        <text:list-item>
          <text:p text:style-name="P90">Attack multiple sensors. Defend with multiple sensors.</text:p>
        </text:list-item>
        <text:list-item>
          <text:p text:style-name="P90">Even Further</text:p>
        </text:list-item>
      </text:list>
      <text:p text:style-name="P13"><text:bookmark-start text:name="__RefHeading___Toc1169_287525700"/><text:bookmark-end text:name="__RefHeading___Toc1169_287525700"/></text:p>
      <text:h text:style-name="Heading_20_3" text:outline-level="3"><text:bookmark-start text:name="__RefHeading___Toc4182_1450264214"/>[<text:span text:style-name="T36">6</text:span>] <text:span text:style-name="T36">2020 </text:span>R. den Hollander et al., ‘Adversarial patch camouflage against aerial detection’<text:bookmark-end text:name="__RefHeading___Toc4182_1450264214"/></text:h>
      <text:p text:style-name="P6"/>
      <text:p text:style-name="P6">1. Introduction</text:p>
      <text:list xml:id="list11556504" text:style-name="L21">
        <text:list-item>
          <text:p text:style-name="P91">YOLO only?</text:p>
        </text:list-item>
      </text:list>
      <text:p text:style-name="P5">2. Related Work</text:p>
      <text:list xml:id="list1740516018" text:style-name="L22">
        <text:list-item>
          <text:p text:style-name="P92">Classification Defences: [14, 15, 16, 17]</text:p>
        </text:list-item>
        <text:list-item>
          <text:p text:style-name="P93">Physical patches vs Digital distortions</text:p>
        </text:list-item>
        <text:list-item>
          <text:p text:style-name="P92">Defences against Object detection attacks not widely explored</text:p>
        </text:list-item>
      </text:list>
      <text:p text:style-name="P7">3. Aerial Camouflage</text:p>
      <text:list xml:id="list3817746508" text:style-name="L23">
        <text:list-item>
          <text:p text:style-name="P95">…</text:p>
        </text:list-item>
      </text:list>
      <text:p text:style-name="P25">Notes</text:p>
      <text:list xml:id="list2131743972" text:style-name="L24">
        <text:list-item>
          <text:p text:style-name="P96">No robustification discussion</text:p>
        </text:list-item>
      </text:list>
      <text:p text:style-name="P26"/>
      <text:h text:style-name="Heading_20_3" text:outline-level="3"><text:bookmark-start text:name="__RefHeading___Toc4184_1450264214"/><text:soft-page-break/>[<text:span text:style-name="T37">7</text:span>] <text:span text:style-name="T37">2016 </text:span>A. Kurakin, I. Goodfellow, and S. Bengio, ‘Adversarial Machine Learning at Scale’<text:bookmark-end text:name="__RefHeading___Toc4184_1450264214"/></text:h>
      <text:h text:style-name="P163" text:outline-level="3"><text:bookmark-start text:name="__RefHeading___Toc1893_1450264214"/><text:bookmark-end text:name="__RefHeading___Toc1893_1450264214"/></text:h>
      <text:p text:style-name="P27">1. Introduction</text:p>
      <text:list xml:id="list1578793994" text:style-name="L25">
        <text:list-item>
          <text:p text:style-name="P136"><text:span text:style-name="T7">T</text:span><text:span text:style-name="T6">raining on patched datasets (adversarial training)</text:span></text:p>
        </text:list-item>
        <text:list-item>
          <text:p text:style-name="P97">Imagenet</text:p>
        </text:list-item>
        <text:list-item>
          <text:p text:style-name="P98">Patches more resistant to adversarial training are less transferable.</text:p>
        </text:list-item>
        <text:list-item>
          <text:p text:style-name="P99">Larger models are more resistant to attack</text:p>
        </text:list-item>
      </text:list>
      <text:p text:style-name="P28">2. Methods Generating Adversarial Examples</text:p>
      <text:list xml:id="list2022377719" text:style-name="L26">
        <text:list-item>
          <text:p text:style-name="P100">…</text:p>
        </text:list-item>
      </text:list>
      <text:p text:style-name="P24"><text:span text:style-name="T7">3. </text:span><text:span text:style-name="T6">Adversarial Training</text:span></text:p>
      <text:list xml:id="list3980441031" text:style-name="L27">
        <text:list-item>
          <text:p text:style-name="P137"><text:span text:style-name="T6"><text:s/></text:span><text:span text:style-name="T9">Label Leaking?</text:span></text:p>
        </text:list-item>
      </text:list>
      <text:p text:style-name="P29">Notes:</text:p>
      <text:list xml:id="list3499364969" text:style-name="L28">
        <text:list-item>
          <text:p text:style-name="P138"><text:span text:style-name="T8">...</text:span><text:span text:style-name="T6"><text:line-break/></text:span></text:p>
        </text:list-item>
      </text:list>
      <text:h text:style-name="Heading_20_3" text:outline-level="3"><text:bookmark-start text:name="__RefHeading___Toc4186_1450264214"/>[<text:span text:style-name="T38">8</text:span>] <text:span text:style-name="T38">2017 </text:span>A. Madry, A. Makelov, L. Schmidt, D. Tsipras, and A. Vladu, ‘Towards Deep Learning Models Resistant to Adversarial Attacks’<text:bookmark-end text:name="__RefHeading___Toc4186_1450264214"/></text:h>
      <text:p text:style-name="P30"/>
      <text:p text:style-name="P30">1. Introduction:</text:p>
      <text:list xml:id="list3369047853" text:style-name="L29">
        <text:list-item>
          <text:p text:style-name="P101">Techniques</text:p>
          <text:list>
            <text:list-item>
              <text:p text:style-name="P101">Defensive Distillation [24, 6]</text:p>
            </text:list-item>
            <text:list-item>
              <text:p text:style-name="P101">Feature Squeezing [31, 14]</text:p>
            </text:list-item>
            <text:list-item>
              <text:p text:style-name="P101">Others [5]</text:p>
            </text:list-item>
          </text:list>
        </text:list-item>
      </text:list>
      <text:p text:style-name="P30">2. An Optimisation View on Adversarial Robustness</text:p>
      <text:p text:style-name="P37"><text:bookmark-start text:name="__RefHeading___Toc1897_1450264214"/><text:bookmark-end text:name="__RefHeading___Toc1897_1450264214"/></text:p>
      <text:h text:style-name="Heading_20_3" text:outline-level="3"><text:bookmark-start text:name="__RefHeading___Toc4188_1450264214"/>[<text:span text:style-name="T39">9</text:span>] <text:span text:style-name="T39">2016 </text:span>N. Papernot, P. McDaniel, Xi Wu, S. Jha, and A. Swami, ‘Distillation as a Defense to Adversarial Perturbations Against Deep Neural Networks’<text:bookmark-end text:name="__RefHeading___Toc4188_1450264214"/></text:h>
      <text:p text:style-name="P31"/>
      <text:p text:style-name="P31">1. Introduction</text:p>
      <text:list xml:id="list3999730991" text:style-name="L30">
        <text:list-item>
          <text:p text:style-name="P102">Non-DL attacks: [12], [13], [14], [15], [16]</text:p>
        </text:list-item>
        <text:list-item>
          <text:p text:style-name="P103">Defenses</text:p>
          <text:list>
            <text:list-item>
              <text:p text:style-name="P103">Modify the DNN architecture</text:p>
            </text:list-item>
            <text:list-item>
              <text:p text:style-name="P104">Distillation: [18, 19] Transfer knowledge from different DNN</text:p>
              <text:list>
                <text:list-item>
                  <text:p text:style-name="P105">Transfer from large networks to small</text:p>
                </text:list-item>
              </text:list>
            </text:list-item>
          </text:list>
        </text:list-item>
        <text:list-item>
          <text:p text:style-name="P106">Smooth the model to better generalise, also makes more resistant to attack</text:p>
          <text:list>
            <text:list-item>
              <text:p text:style-name="P106">Generalise by distillation; <text:span text:style-name="T17">feed knowledge back into training</text:span></text:p>
            </text:list-item>
            <text:list-item>
              <text:p text:style-name="P107">Distillation usually used for improving computational performance</text:p>
            </text:list-item>
          </text:list>
        </text:list-item>
      </text:list>
      <text:p text:style-name="P33">2. Adversarial Deep Learning</text:p>
      <text:list xml:id="list3397090851" text:style-name="L31">
        <text:list-item>
          <text:p text:style-name="P108">A. Deep Neural Networks in Adversarial Settings</text:p>
        </text:list-item>
      </text:list>
      <text:list xml:id="list3774008302" text:style-name="L32">
        <text:list-item>
          <text:list>
            <text:list-item>
              <text:p text:style-name="P109">NN theory overview</text:p>
              <text:list>
                <text:list-item>
                  <text:p text:style-name="P110">Supervised Learning</text:p>
                </text:list-item>
                <text:list-item>
                  <text:p text:style-name="P109"><text:span text:style-name="T18">Unsupervised Learning </text:span>[21], [27], [28]</text:p>
                </text:list-item>
              </text:list>
            </text:list-item>
            <text:list-item>
              <text:p text:style-name="P111">Paper considers</text:p>
              <text:list>
                <text:list-item>
                  <text:p text:style-name="P111">supervised/classification</text:p>
                </text:list-item>
                <text:list-item>
                  <text:p text:style-name="P112">source-target / chosen target attack.</text:p>
                </text:list-item>
              </text:list>
            </text:list-item>
            <text:list-item>
              <text:p text:style-name="P113">Adversarial Samples [7, 8, 9]</text:p>
            </text:list-item>
            <text:list-item>
              <text:p text:style-name="P114">Transferability [8]</text:p>
            </text:list-item>
          </text:list>
        </text:list-item>
        <text:list-item>
          <text:p text:style-name="P115">B. Adversarial Sample Crafting <text:span text:style-name="T19">[9, 7, 29]</text:span></text:p>
          <text:list>
            <text:list-item>
              <text:p text:style-name="P139">Direction Sensitivity Crafting </text:p>
            </text:list-item>
            <text:list-item>
              <text:p text:style-name="P116">Perturbation Selection</text:p>
            </text:list-item>
          </text:list>
        </text:list-item>
        <text:list-item>
          <text:p text:style-name="P117">C. About Neural Network Distillation</text:p>
          <text:list>
            <text:list-item>
              <text:p text:style-name="P118">Approach [19]</text:p>
            </text:list-item>
            <text:list-item>
              <text:p text:style-name="P119">Training data for small network labelled with softmax probability from big network.</text:p>
              <text:list>
                <text:list-item>
                  <text:p text:style-name="P120">Soft labels</text:p>
                </text:list-item>
              </text:list>
            </text:list-item>
            <text:list-item>
              <text:p text:style-name="P121">Higher Temperature in softmax causes more even probability spread</text:p>
              <text:list>
                <text:list-item>
                  <text:p text:style-name="P121"><text:soft-page-break/>Probabilities converge to 1/N as T → ∞</text:p>
                </text:list-item>
                <text:list-item>
                  <text:p text:style-name="P122">Set T back to 1 at test time for discrete proba<text:span text:style-name="T29">bil</text:span>ities</text:p>
                </text:list-item>
              </text:list>
            </text:list-item>
          </text:list>
        </text:list-item>
      </text:list>
      <text:p text:style-name="P34">3. Defending DNNs Using Distillation</text:p>
      <text:list xml:id="list1844720623" text:style-name="L33">
        <text:list-item>
          <text:p text:style-name="P123">A. Defending Against Adversarial Pertu<text:span text:style-name="T30">r</text:span>bations</text:p>
          <text:list>
            <text:list-item>
              <text:p text:style-name="P124">With high adversarial gradients, small perturbations cause high <text:span text:style-name="T21">network output </text:span>variations.</text:p>
              <text:list>
                <text:list-item>
                  <text:p text:style-name="P125">Hence smooth the model to generalise <text:span text:style-name="T22">helps</text:span></text:p>
                </text:list-item>
              </text:list>
            </text:list-item>
            <text:list-item>
              <text:p text:style-name="P126">Defense Requirements</text:p>
              <text:list>
                <text:list-item>
                  <text:p text:style-name="P126">Low impact on Architecture</text:p>
                </text:list-item>
                <text:list-item>
                  <text:p text:style-name="P126">Maintain Accuracy</text:p>
                </text:list-item>
                <text:list-item>
                  <text:p text:style-name="P126">Maintain train/test speed</text:p>
                </text:list-item>
                <text:list-item>
                  <text:p text:style-name="P127">Small, <text:span text:style-name="T23">but not too specific</text:span> perturbations</text:p>
                </text:list-item>
              </text:list>
            </text:list-item>
          </text:list>
        </text:list-item>
        <text:list-item>
          <text:p text:style-name="P128">B. Distillation as a Defense</text:p>
          <text:list>
            <text:list-item>
              <text:p text:style-name="P129">Same network; <text:span text:style-name="T24">demonstrating </text:span>resilience instead of compression</text:p>
            </text:list-item>
          </text:list>
        </text:list-item>
      </text:list>
      <text:p text:style-name="P35">4. Analysis of Defensive Distillation</text:p>
      <text:list xml:id="list972233503" text:style-name="L34">
        <text:list-item>
          <text:p text:style-name="P130">…</text:p>
        </text:list-item>
      </text:list>
      <text:p text:style-name="P36">5. ...<text:span text:style-name="T25">TODO maths</text:span></text:p>
      <text:p text:style-name="P9"/>
      <text:h text:style-name="Heading_20_3" text:outline-level="3"><text:bookmark-start text:name="__RefHeading___Toc4190_1450264214"/>[1<text:span text:style-name="T40">0</text:span>] <text:span text:style-name="T40">2017 </text:span>W. Xu, D. Evans, and Y. Qi, ‘Feature Squeezing: Detecting Adversarial Examples in Deep Neural Networks’<text:bookmark-end text:name="__RefHeading___Toc4190_1450264214"/></text:h>
      <text:p text:style-name="P32"/>
      <text:p text:style-name="P32"><text:span text:style-name="T15">1. </text:span>Introduction:</text:p>
      <text:list xml:id="list2523268587" text:style-name="L35">
        <text:list-item>
          <text:p text:style-name="P131">Feature Squeezing</text:p>
          <text:list>
            <text:list-item>
              <text:p text:style-name="P132">Reduce input space; remove features</text:p>
            </text:list-item>
            <text:list-item>
              <text:p text:style-name="P133">Compare original output with squeezed; different → likely attack</text:p>
            </text:list-item>
            <text:list-item>
              <text:p text:style-name="P134">Squeezers</text:p>
              <text:list>
                <text:list-item>
                  <text:p text:style-name="P134">Reduce pixel colour depth</text:p>
                </text:list-item>
                <text:list-item>
                  <text:p text:style-name="P134">Spatial smoothing</text:p>
                </text:list-item>
              </text:list>
            </text:list-item>
            <text:list-item>
              <text:p text:style-name="P135">Future work should test adaptive adversary</text:p>
            </text:list-item>
          </text:list>
        </text:list-item>
      </text:list>
      <text:p text:style-name="P38">2. <text:span text:style-name="T26">Background</text:span></text:p>
      <text:list xml:id="list783776281" text:style-name="L36">
        <text:list-item>
          <text:p text:style-name="P43">A – Neural Networks</text:p>
        </text:list-item>
        <text:list-item>
          <text:p text:style-name="P43">B – Generating Adversarial Examples</text:p>
          <text:list>
            <text:list-item>
              <text:p text:style-name="P44">Types of Norms</text:p>
            </text:list-item>
            <text:list-item>
              <text:p text:style-name="P45">Eleven types of attack</text:p>
            </text:list-item>
          </text:list>
        </text:list-item>
      </text:list>
      <text:list xml:id="list1279490134" text:style-name="L37">
        <text:list-item>
          <text:p text:style-name="P46"><text:span text:style-name="T27">C</text:span> – Other robustification techniques </text:p>
          <text:list>
            <text:list-item>
              <text:p text:style-name="P46">Adversarial Training</text:p>
            </text:list-item>
            <text:list-item>
              <text:p text:style-name="P46">Gradient Masking</text:p>
              <text:list>
                <text:list-item>
                  <text:p text:style-name="P47">Defensive Distillation defeated [6, 33]</text:p>
                </text:list-item>
              </text:list>
            </text:list-item>
            <text:list-item>
              <text:p text:style-name="P48">Input Transformation</text:p>
            </text:list-item>
          </text:list>
        </text:list-item>
        <text:list-item>
          <text:p text:style-name="P49">D – Detecting Adversarial Examples</text:p>
          <text:list>
            <text:list-item>
              <text:p text:style-name="P49">[25, 11, 9]</text:p>
            </text:list-item>
            <text:list-item>
              <text:p text:style-name="P50">Sample statistics</text:p>
            </text:list-item>
            <text:list-item>
              <text:p text:style-name="P50">Training a Detector</text:p>
            </text:list-item>
            <text:list-item>
              <text:p text:style-name="P50">Prediction Inconsistency</text:p>
              <text:list>
                <text:list-item>
                  <text:p text:style-name="P50">Comparing different model outputs</text:p>
                </text:list-item>
              </text:list>
            </text:list-item>
          </text:list>
        </text:list-item>
      </text:list>
      <text:p text:style-name="P39">3. Feature Squeezing</text:p>
      <text:list xml:id="list3578236746" text:style-name="L38">
        <text:list-item>
          <text:p text:style-name="P51">A – Colour Depth</text:p>
          <text:list>
            <text:list-item>
              <text:p text:style-name="P52"><text:bookmark-start text:name="__RefHeading___Toc1901_1450264214"/><text:bookmark-end text:name="__RefHeading___Toc1901_1450264214"/></text:p>
            </text:list-item>
          </text:list>
        </text:list-item>
      </text:list>
      <text:h text:style-name="P164" text:outline-level="3"/>
      <text:p text:style-name="Text_20_body"/>
      <text:h text:style-name="P165" text:outline-level="3"><text:bookmark-start text:name="__RefHeading___Toc4192_1450264214"/>[11] 2017 W. He, J. Wei, X. Chen, N. Carlini, and D. Song, ‘Adversarial Example Defenses: Ensembles of Weak Defenses are not Strong’<text:bookmark-end text:name="__RefHeading___Toc4192_1450264214"/></text:h>
      <text:p text:style-name="P140"/>
      <text:p text:style-name="P21"><text:span text:style-name="T10">I</text:span><text:span text:style-name="T6">ntroduction:</text:span></text:p>
      <text:list xml:id="list3655718770" text:style-name="L39">
        <text:list-item>
          <text:p text:style-name="P141">…</text:p>
        </text:list-item>
      </text:list>
      <text:p text:style-name="P23"><text:bookmark-start text:name="__RefHeading___Toc1903_1450264214"/><text:bookmark-end text:name="__RefHeading___Toc1903_1450264214"/></text:p>
      <text:h text:style-name="Heading_20_3" text:outline-level="3"><text:bookmark-start text:name="__RefHeading___Toc4197_1450264214"/><text:soft-page-break/>[1<text:span text:style-name="T42">2</text:span>]<text:span text:style-name="T44"> 2013 </text:span>L. J. Ba and R. Caruana, ‘Do Deep Nets Really Need to be Deep?’<text:bookmark-end text:name="__RefHeading___Toc4197_1450264214"/></text:h>
      <text:p text:style-name="P18">1. Introduction:</text:p>
      <text:list xml:id="list1573706646" text:style-name="L40">
        <text:list-item>
          <text:p text:style-name="P142"/>
        </text:list-item>
      </text:list>
      <text:h text:style-name="P163" text:outline-level="3"><text:bookmark-start text:name="__RefHeading___Toc1905_1450264214"/><text:bookmark-end text:name="__RefHeading___Toc1905_1450264214"/></text:h>
      <text:h text:style-name="P166" text:outline-level="3"><text:bookmark-start text:name="__RefHeading___Toc4199_1450264214"/>[1<text:span text:style-name="T43">3</text:span>] 2015 G. Hinton, O. Vinyals, and J. Dean, ‘Distilling the Knowledge in a Neural Network’<text:bookmark-end text:name="__RefHeading___Toc4199_1450264214"/></text:h>
      <text:p text:style-name="P18"/>
      <text:p text:style-name="P18">1. Introduction:</text:p>
      <text:list xml:id="list2554370574" text:style-name="L41">
        <text:list-item>
          <text:p text:style-name="P143"/>
        </text:list-item>
      </text:list>
      <text:p text:style-name="P22"><text:bookmark-start text:name="__RefHeading___Toc3101_1450264214"/><text:bookmark-end text:name="__RefHeading___Toc3101_1450264214"/></text:p>
      <text:h text:style-name="Heading_20_3" text:outline-level="3"><text:bookmark-start text:name="__RefHeading___Toc4194_1450264214"/>[1<text:span text:style-name="T41">4</text:span>] <text:span text:style-name="T41">2020 </text:span>X. Huang et al., ‘A survey of safety and trustworthiness of deep neural networks: Verification, testing, adversarial attack and defence, and interpretability’<text:bookmark-end text:name="__RefHeading___Toc4194_1450264214"/></text:h>
      <text:p text:style-name="Text_20_body"/>
      <text:p text:style-name="P40">6. Adversarial Attack and Defence</text:p>
      <text:list xml:id="list2783651083" text:style-name="L42">
        <text:list-item>
          <text:p text:style-name="P53">Attacks</text:p>
          <text:list>
            <text:list-item>
              <text:p text:style-name="P54">Limited-Memory BFGS Algorithm</text:p>
            </text:list-item>
            <text:list-item>
              <text:p text:style-name="P54">Fast Gradient Sign Method (FGSM)</text:p>
            </text:list-item>
            <text:list-item>
              <text:p text:style-name="P55">Jacobian Saliency Map based Attack (JSMA)</text:p>
            </text:list-item>
            <text:list-item>
              <text:p text:style-name="P55">DeepFool</text:p>
            </text:list-item>
            <text:list-item>
              <text:p text:style-name="P56">Carlini &amp; Wagner</text:p>
            </text:list-item>
            <text:list-item>
              <text:p text:style-name="P57">Etc.</text:p>
            </text:list-item>
          </text:list>
        </text:list-item>
        <text:list-item>
          <text:p text:style-name="P57">Adversarial Defence</text:p>
          <text:list>
            <text:list-item>
              <text:p text:style-name="P58">Adversarial Training</text:p>
            </text:list-item>
            <text:list-item>
              <text:p text:style-name="P58">Defensive Distillation</text:p>
            </text:list-item>
            <text:list-item>
              <text:p text:style-name="P58">Dimensionality Reduction</text:p>
            </text:list-item>
            <text:list-item>
              <text:p text:style-name="P59">Input Transformations</text:p>
            </text:list-item>
            <text:list-item>
              <text:p text:style-name="P59">Combining Input Discretisation with Adversarial Training</text:p>
            </text:list-item>
            <text:list-item>
              <text:p text:style-name="P59">Activation Transformations</text:p>
            </text:list-item>
            <text:list-item>
              <text:p text:style-name="P59">Characterisation of Adversarial Region</text:p>
            </text:list-item>
            <text:list-item>
              <text:p text:style-name="P59">Defence against Data Poisoning Attack</text:p>
            </text:list-item>
            <text:list-item>
              <text:p text:style-name="P59">Certified Adversarial Defence</text:p>
              <text:list>
                <text:list-item>
                  <text:p text:style-name="P59">Robustness through Regularisation in Training</text:p>
                </text:list-item>
                <text:list-item>
                  <text:p text:style-name="P59">Robustness through Training Objective</text:p>
                </text:list-item>
              </text:list>
            </text:list-item>
          </text:list>
        </text:list-item>
      </text:list>
      <text:p text:style-name="P41">8. Future Challenges</text:p>
      <text:list xml:id="list2308279354" text:style-name="L43">
        <text:list-item>
          <text:p text:style-name="P60">Improvement to Robustness</text:p>
        </text:list-item>
      </text:list>
      <text:h text:style-name="P169" text:outline-level="3"><text:bookmark-start text:name="__RefHeading___Toc3113_1450264214"/><text:bookmark-end text:name="__RefHeading___Toc3113_1450264214"/></text:h>
      <text:h text:style-name="P168" text:outline-level="3"><text:bookmark-start text:name="__RefHeading___Toc4203_1450264214"/>[15] 2017 R. Feinman, R. R. Curtin, S. Shintre, and A. B. Gardner, ‘Detecting Adversarial Samples from Artifacts’<text:bookmark-end text:name="__RefHeading___Toc4203_1450264214"/></text:h>
      <text:p text:style-name="P61"/>
      <text:h text:style-name="P168" text:outline-level="3"><text:bookmark-start text:name="__RefHeading___Toc4205_1450264214"/>[16] 2021 A. Du et al., ‘Adversarial Attacks against a Satellite-borne Multispectral Cloud Detector’<text:bookmark-end text:name="__RefHeading___Toc4205_1450264214"/></text:h>
      <text:p text:style-name="P62"/>
      <text:p text:style-name="P62">1. Introduction</text:p>
      <text:list xml:id="list3836605875" text:style-name="L50">
        <text:list-item>
          <text:p text:style-name="P63"><text:span text:style-name="T45">Cloud mitigation</text:span></text:p>
          <text:list>
            <text:list-item>
              <text:p text:style-name="P63"><text:span text:style-name="T45">segmentation / masking [24, 26]</text:span></text:p>
            </text:list-item>
            <text:list-item>
              <text:p text:style-name="P63"><text:span text:style-name="T45">Restore cloud regions [34, 45, 66]</text:span></text:p>
            </text:list-item>
            <text:list-item>
              <text:p text:style-name="P63"><text:span text:style-name="T45">DNN [9, 33, 56, 60]</text:span></text:p>
            </text:list-item>
            <text:list-item>
              <text:p text:style-name="P63"><text:span text:style-name="T45">On-board [23, 32]</text:span></text:p>
            </text:list-item>
            <text:list-item>
              <text:p text:style-name="P63"><text:span text:style-name="T45">PhiSat-1 [19]</text:span></text:p>
            </text:list-item>
            <text:list-item>
              <text:p text:style-name="P63"><text:span text:style-name="T45">HyperScout-2 Imager [17]</text:span></text:p>
            </text:list-item>
            <text:list-item>
              <text:p text:style-name="P63"><text:span text:style-name="T45">Eyes of Things [15]</text:span></text:p>
            </text:list-item>
          </text:list>
        </text:list-item>
        <text:list-item>
          <text:p text:style-name="P63"><text:span text:style-name="T45">Binary decision, downlink filtered CloudScout [23]</text:span></text:p>
        </text:list-item>
        <text:list-item>
          <text:p text:style-name="P63"><text:span text:style-name="T45">Adversarial Examples [1, 62]</text:span></text:p>
          <text:list>
            <text:list-item>
              <text:p text:style-name="P63"><text:span text:style-name="T45">Physical [5, 7, 21, 52, 57]</text:span></text:p>
            </text:list-item>
            <text:list-item>
              <text:p text:style-name="P63"><text:span text:style-name="T45">Create patch against CloudScout</text:span></text:p>
            </text:list-item>
          </text:list>
        </text:list-item>
        <text:list-item>
          <text:p text:style-name="P63"><text:soft-page-break/><text:span text:style-name="T45">Contributions:</text:span></text:p>
          <text:list>
            <text:list-item>
              <text:p text:style-name="P63"><text:span text:style-name="T45">adversarial cube</text:span></text:p>
            </text:list-item>
            <text:list-item>
              <text:p text:style-name="P63"><text:span text:style-name="T45">multi-objective attack (camouflaged in visible bands)</text:span></text:p>
            </text:list-item>
            <text:list-item>
              <text:p text:style-name="P63"><text:span text:style-name="T45">Simple robustification</text:span></text:p>
            </text:list-item>
          </text:list>
        </text:list-item>
      </text:list>
      <text:p text:style-name="P62">2. Related Work</text:p>
      <text:list xml:id="list2517321816" text:style-name="L51">
        <text:list-item>
          <text:p text:style-name="P64"><text:span text:style-name="T45">Multispectral / Hyperspectral [41, 58]</text:span></text:p>
        </text:list-item>
        <text:list-item>
          <text:p text:style-name="P64"><text:span text:style-name="T45">Earth cloud cover rate [28, 32]</text:span></text:p>
        </text:list-item>
        <text:list-item>
          <text:p text:style-name="P64"><text:span text:style-name="T45">Cloud Detection / Removal [34, 45, 66]</text:span></text:p>
        </text:list-item>
        <text:list-item>
          <text:p text:style-name="P64"><text:span text:style-name="T45">Cloud Masks [55]</text:span></text:p>
        </text:list-item>
        <text:list-item>
          <text:p text:style-name="P64"><text:span text:style-name="T45">Hand-crafted features / Deep Features [33, 37, 39]</text:span></text:p>
        </text:list-item>
        <text:list-item>
          <text:p text:style-name="P64"><text:span text:style-name="T45">Pixel-wise semantic segmentation [38, 54]</text:span></text:p>
        </text:list-item>
        <text:list-item>
          <text:p text:style-name="P64"><text:span text:style-name="T45">Non-onboard DNNs</text:span></text:p>
          <text:list>
            <text:list-item>
              <text:p text:style-name="P64"><text:span text:style-name="T45">Seg-Net [6, 35]</text:span></text:p>
            </text:list-item>
            <text:list-item>
              <text:p text:style-name="P64"><text:span text:style-name="T45">U-Net [28, 37, 39, 46, 51, 60, 65]</text:span></text:p>
            </text:list-item>
          </text:list>
        </text:list-item>
        <text:list-item>
          <text:p text:style-name="P64"><text:span text:style-name="T45">On-board</text:span></text:p>
          <text:list>
            <text:list-item>
              <text:p text:style-name="P64"><text:span text:style-name="T45">Hyperion Cloud Cover hyperspectral alg [26]</text:span></text:p>
            </text:list-item>
            <text:list-item>
              <text:p text:style-name="P64"><text:span text:style-name="T45">Li et al.[10, 13, 32, 64]</text:span></text:p>
            </text:list-item>
          </text:list>
        </text:list-item>
        <text:list-item>
          <text:p text:style-name="P64"><text:span text:style-name="T45">Attacks</text:span></text:p>
          <text:list>
            <text:list-item>
              <text:p text:style-name="P64"><text:span text:style-name="T45">FGSM [25]</text:span></text:p>
            </text:list-item>
            <text:list-item>
              <text:p text:style-name="P64"><text:span text:style-name="T45">Aerial RGB [59]</text:span></text:p>
            </text:list-item>
            <text:list-item>
              <text:p text:style-name="P64"><text:span text:style-name="T45">Multispectral [29]</text:span></text:p>
            </text:list-item>
            <text:list-item>
              <text:p text:style-name="P64"><text:span text:style-name="T45">SAR [31]</text:span></text:p>
            </text:list-item>
            <text:list-item>
              <text:p text:style-name="P64"><text:span text:style-name="T45">Generalisability from RGB to multispectral [48, 49]</text:span></text:p>
            </text:list-item>
            <text:list-item>
              <text:p text:style-name="P64"><text:span text:style-name="T45">Natural generation [8]</text:span></text:p>
            </text:list-item>
          </text:list>
        </text:list-item>
        <text:list-item>
          <text:p text:style-name="P64"><text:span text:style-name="T45">Aerial/Satellite:</text:span></text:p>
          <text:list>
            <text:list-item>
              <text:p text:style-name="P64"><text:span text:style-name="T45">RGB [11]<text:tab/></text:span></text:p>
            </text:list-item>
            <text:list-item>
              <text:p text:style-name="P64"><text:span text:style-name="T45">Aircraft detectors [14, 40]</text:span></text:p>
            </text:list-item>
            <text:list-item>
              <text:p text:style-name="P64"><text:span text:style-name="T45">Car Detector (Andrew Du’s) [16]</text:span></text:p>
            </text:list-item>
          </text:list>
        </text:list-item>
      </text:list>
      <text:p text:style-name="P62"/>
      <text:p text:style-name="P62">3. Threat Model</text:p>
      <text:list xml:id="list814127404" text:style-name="L52">
        <text:list-item>
          <text:p text:style-name="P65"><text:span text:style-name="T45">Attacker’s Goals/Knowledge/Strategy<text:tab/></text:span></text:p>
        </text:list-item>
      </text:list>
      <text:p text:style-name="P62"/>
      <text:p text:style-name="P62">4. Building Cloud detector</text:p>
      <text:list xml:id="list3094072061" text:style-name="L53">
        <text:list-item>
          <text:p text:style-name="P66"><text:span text:style-name="T45">CloudScout [23]</text:span></text:p>
        </text:list-item>
        <text:list-item>
          <text:p text:style-name="P66"><text:span text:style-name="T45">Cloud Mask Catalogue [22, 20]</text:span></text:p>
          <text:list>
            <text:list-item>
              <text:p text:style-name="P66"><text:span text:style-name="T45">13 Spectral bands</text:span></text:p>
            </text:list-item>
            <text:list-item>
              <text:p text:style-name="P66"><text:span text:style-name="T45">20m ground resolution</text:span></text:p>
            </text:list-item>
            <text:list-item>
              <text:p text:style-name="P66"><text:span text:style-name="T45">1024 x 1024 px</text:span></text:p>
            </text:list-item>
            <text:list-item>
              <text:p text:style-name="P66"><text:span text:style-name="T45">Thresholds: 30%, 70%</text:span></text:p>
            </text:list-item>
          </text:list>
        </text:list-item>
        <text:list-item>
          <text:p text:style-name="P66"><text:span text:style-name="T45">Model [23]</text:span></text:p>
          <text:list>
            <text:list-item>
              <text:p text:style-name="P66"><text:span text:style-name="T45">3 cloud-sensitive bands of input</text:span></text:p>
            </text:list-item>
            <text:list-item>
              <text:p text:style-name="P66"><text:span text:style-name="T45">Training</text:span></text:p>
            </text:list-item>
            <text:list-item>
              <text:p text:style-name="P66"><text:span text:style-name="T45">32-bit floats, 4.93 MiB (err in paper?)</text:span></text:p>
            </text:list-item>
          </text:list>
        </text:list-item>
      </text:list>
      <text:p text:style-name="P62"/>
      <text:p text:style-name="P67"><text:span text:style-name="T45">5. Attacking the cloud detector.</text:span></text:p>
      <text:list xml:id="list1865253126" text:style-name="L55">
        <text:list-item>
          <text:p text:style-name="P68"><text:span text:style-name="T45">Field Spec Pro 3 spectrometer [3]</text:span></text:p>
        </text:list-item>
        <text:list-item>
          <text:p text:style-name="P68"><text:span text:style-name="T45">AM 1.5 Global Solar Spectrum [4]</text:span></text:p>
        </text:list-item>
        <text:list-item>
          <text:p text:style-name="P68"><text:span text:style-name="T45">Sentinel-2A Level-1C data products [18]</text:span></text:p>
        </text:list-item>
        <text:list-item>
          <text:p text:style-name="P68"><text:span text:style-name="T45">Hollstein dataset [27]</text:span></text:p>
        </text:list-item>
        <text:list-item>
          <text:p text:style-name="P68"><text:span text:style-name="T45">Sen2Cor masks [43]</text:span></text:p>
        </text:list-item>
        <text:list-item>
          <text:p text:style-name="P68"><text:span text:style-name="T45">Adversarial Cubes</text:span></text:p>
          <text:list>
            <text:list-item>
              <text:p text:style-name="P68"><text:span text:style-name="T45">Optimising / Training [7]</text:span></text:p>
            </text:list-item>
            <text:list-item>
              <text:p text:style-name="P68"><text:span text:style-name="T45">Data augmentation</text:span></text:p>
            </text:list-item>
            <text:list-item>
              <text:p text:style-name="P68"><text:span text:style-name="T45">Resemble realistic</text:span></text:p>
            </text:list-item>
          </text:list>
        </text:list-item>
        <text:list-item>
          <text:p text:style-name="P68"><text:span text:style-name="T45">Ablation tests</text:span></text:p>
          <text:list>
            <text:list-item>
              <text:p text:style-name="P68"><text:span text:style-name="T45">Caratheodory’s Theorem [12]</text:span></text:p>
            </text:list-item>
            <text:list-item>
              <text:p text:style-name="P68"><text:soft-page-break/><text:span text:style-name="T45">Mixing multispectral paints</text:span></text:p>
            </text:list-item>
          </text:list>
        </text:list-item>
      </text:list>
      <text:p text:style-name="P62">6. Measuring Effectiveness of attacks</text:p>
      <text:p text:style-name="P62">7. Results</text:p>
      <text:list xml:id="list1402877478" text:style-name="L56">
        <text:list-item>
          <text:p text:style-name="P69"><text:span text:style-name="T45">Mitigation strategies</text:span></text:p>
          <text:list>
            <text:list-item>
              <text:p text:style-name="P69"><text:span text:style-name="T45">13 Bands</text:span></text:p>
            </text:list-item>
            <text:list-item>
              <text:p text:style-name="P69"><text:span text:style-name="T45">Double model size</text:span></text:p>
            </text:list-item>
          </text:list>
        </text:list-item>
      </text:list>
      <text:h text:style-name="P168" text:outline-level="3"/>
      <text:h text:style-name="P168" text:outline-level="3"><text:bookmark-start text:name="__RefHeading___Toc4207_1450264214"/>[17] 2021 C. Du and L. Zhang, ‘Adversarial Attack for SAR Target Recognition Based on UNet-Generative Adversarial Network’<text:bookmark-end text:name="__RefHeading___Toc4207_1450264214"/></text:h>
      <text:p text:style-name="P61"/>
      <text:h text:style-name="P168" text:outline-level="3"><text:bookmark-start text:name="__RefHeading___Toc4209_1450264214"/>[18] 2022 C. Du, C. Huo, L. Zhang, B. Chen, and Y. Yuan, ‘Fast C&amp;W: A Fast Adversarial Attack Algorithm to Fool SAR Target Recognition With Deep Convolutional Neural Networks’<text:bookmark-end text:name="__RefHeading___Toc4209_1450264214"/></text:h>
      <text:h text:style-name="P171" text:outline-level="3"/>
      <text:h text:style-name="Heading_20_3" text:outline-level="3">[19] 2018 L. Zhu, J. Suomalainen, J. Liu, J. Hyyppä, H. Kaartinen, and H. Haggren, “A Review: Remote Sensing Sensors,”</text:h>
      <text:p text:style-name="Text_20_body"/>
      <text:p text:style-name="Text_20_body">SAR:</text:p>
      <text:p text:style-name="Text_20_body"><text:tab/>Microwaves</text:p>
      <text:p text:style-name="Text_20_body"><text:tab/>Distance emitter travels before reflection creates image.</text:p>
      <text:p text:style-name="Text_20_body"/>
      <text:p text:style-name="Text_20_body"><text:tab/>Missions</text:p>
      <text:p text:style-name="Text_20_body"><text:tab/><text:tab/>TerraSAR-X, TanDEM-X</text:p>
      <text:p text:style-name="Text_20_body"><text:tab/><text:tab/><text:tab/>X-band, ~3.5 cm wavelength</text:p>
      <text:p text:style-name="Text_20_body"><text:tab/><text:tab/>COSMO-SkyMed</text:p>
      <text:p text:style-name="Text_20_body"><text:tab/><text:tab/><text:tab/>X-band, ~3.5cm wavelength</text:p>
      <text:p text:style-name="Text_20_body"><text:tab/><text:tab/>RADARSAT-2</text:p>
      <text:p text:style-name="Text_20_body"><text:tab/><text:tab/><text:tab/>C-band, ~6cm wavelength</text:p>
      <text:p text:style-name="Text_20_body"><text:tab/><text:tab/>Sentinel-1A, Sentinel-1B, Sentinel-3A<text:tab/></text:p>
      <text:p text:style-name="Text_20_body"><text:tab/><text:tab/>ERS-1, ERS-2, Envisat</text:p>
      <text:p text:style-name="Text_20_body"><text:tab/>SAR parameters [5]</text:p>
      <text:p text:style-name="Text_20_body"><text:tab/><text:tab/>Repeat frequency</text:p>
      <text:p text:style-name="Text_20_body"><text:tab/><text:tab/>Pulse repetition frequency</text:p>
      <text:p text:style-name="Text_20_body"><text:tab/><text:tab/>Bandwidth</text:p>
      <text:p text:style-name="Text_20_body"><text:tab/><text:tab/>Polarisation</text:p>
      <text:p text:style-name="Text_20_body"><text:tab/><text:tab/>Incidence angle</text:p>
      <text:p text:style-name="Text_20_body"><text:tab/><text:tab/>Imaging mode</text:p>
      <text:p text:style-name="Text_20_body"><text:tab/><text:tab/>Orbit direction</text:p>
      <text:p text:style-name="Text_20_body"><text:tab/><text:tab/>Electromagnetic Energy</text:p>
      <text:p text:style-name="Text_20_body"><text:tab/><text:tab/>Phase</text:p>
      <text:p text:style-name="Text_20_body"><text:tab/><text:tab/>Swath Width</text:p>
      <text:p text:style-name="Text_20_body"/>
      <text:p text:style-name="Text_20_body"><text:tab/>Problem with microwave imaging:</text:p>
      <text:p text:style-name="Text_20_body"><text:tab/><text:tab/>Low resolution (Why?)</text:p>
      <text:p text:style-name="Text_20_body"><text:tab/><text:tab/>Need 10s of KM aperture</text:p>
      <text:p text:style-name="Text_20_body"><text:tab/><text:tab/>SAR solves by using motion of emitter as synthesised aperature</text:p>
      <text:p text:style-name="Text_20_body"><text:tab/><text:tab/>Longer antenna -&gt; narrower beam -&gt; finer ground resolution</text:p>
      <text:p text:style-name="Text_20_body"><text:tab/><text:tab/>1/2M resolution.</text:p>
      <text:p text:style-name="Text_20_body"><text:tab/>SAR</text:p>
      <text:p text:style-name="Text_20_body"><text:tab/><text:tab/>side-looking geometry?</text:p>
      <text:p text:style-name="Text_20_body"><text:tab/><text:tab/>Measure backscatter</text:p>
      <text:p text:style-name="Text_20_body"><text:tab/><text:tab/>Travel time</text:p>
      <text:p text:style-name="Text_20_body"><text:tab/><text:tab/>Categorisation [33]</text:p>
      <text:p text:style-name="Text_20_body"><text:tab/><text:tab/><text:tab/>Frequency bands</text:p>
      <text:p text:style-name="Text_20_body"><text:tab/><text:tab/><text:tab/><text:tab/>Single frequency</text:p>
      <text:p text:style-name="Text_20_body"><text:soft-page-break/><text:tab/><text:tab/><text:tab/><text:tab/><text:tab/>L-band</text:p>
      <text:p text:style-name="Text_20_body"><text:tab/><text:tab/><text:tab/><text:tab/><text:tab/>C-band</text:p>
      <text:p text:style-name="Text_20_body"><text:tab/><text:tab/><text:tab/><text:tab/><text:tab/>X-band</text:p>
      <text:p text:style-name="Text_20_body"><text:tab/><text:tab/><text:tab/><text:tab/>Multiple frequency</text:p>
      <text:p text:style-name="Text_20_body"><text:tab/><text:tab/><text:tab/><text:tab/><text:tab/>Multiple bands</text:p>
      <text:p text:style-name="Text_20_body"><text:tab/><text:tab/><text:tab/>Polarisation modes.</text:p>
      <text:p text:style-name="Text_20_body"><text:tab/><text:tab/><text:tab/><text:tab/>Single polarisation</text:p>
      <text:p text:style-name="Text_20_body"><text:tab/><text:tab/><text:tab/><text:tab/><text:tab/>VV, HH, HV</text:p>
      <text:p text:style-name="Text_20_body"><text:tab/><text:tab/><text:tab/><text:tab/>Multiple polarisation</text:p>
      <text:p text:style-name="Text_20_body"><text:tab/><text:tab/><text:tab/><text:tab/><text:tab/>Combination</text:p>
      <text:p text:style-name="Text_20_body"><text:tab/><text:tab/>Ultra-wideband SAR</text:p>
      <text:p text:style-name="Text_20_body"><text:tab/><text:tab/><text:tab/>high res, more spectral info</text:p>
      <text:p text:style-name="Text_20_body"><text:tab/><text:tab/>Terahertz SAR</text:p>
      <text:p text:style-name="Text_20_body"><text:tab/><text:tab/><text:tab/>Transmits through platics, ceramics, papers</text:p>
      <text:p text:style-name="Text_20_body"><text:tab/><text:tab/><text:tab/>Absorbed by water</text:p>
      <text:p text:style-name="Text_20_body"><text:tab/><text:tab/>Differential Interferometry (D-InSAR)</text:p>
      <text:p text:style-name="Text_20_body"><text:tab/><text:tab/><text:tab/>Measure fro two SAR images</text:p>
      <text:p text:style-name="Text_20_body"><text:tab/><text:tab/><text:tab/>DEM - Digital Evaluation Model</text:p>
      <text:p text:style-name="Text_20_body"><text:tab/><text:tab/><text:tab/><text:tab/>From GPS or 2xSAR?</text:p>
      <text:p text:style-name="Text_20_body"><text:tab/><text:tab/><text:tab/>Measure slopes</text:p>
      <text:p text:style-name="Text_20_body"><text:tab/><text:tab/>SAR can reach 1mm resolution?</text:p>
      <text:p text:style-name="Text_20_body"/>
      <text:p text:style-name="Text_20_body">Scott Manley SAR video</text:p>
      <text:p text:style-name="Text_20_body"><text:tab/>Mission I can’t believe it’s not optical</text:p>
      <text:p text:style-name="Text_20_body"><text:tab/>See through clouds</text:p>
      <text:p text:style-name="Text_20_body"><text:tab/>3m resolution</text:p>
      <text:p text:style-name="Text_20_body"/>
      <text:p text:style-name="Text_20_body"/>
      <text:p text:style-name="Text_20_body">SAR notes:</text:p>
      <text:p text:style-name="Text_20_body"><text:tab/>Large area</text:p>
      <text:p text:style-name="Text_20_body"><text:tab/>Continuous (unaffected by cloud/night)</text:p>
      <text:p text:style-name="Text_20_body"><text:tab/>Monitors change</text:p>
      <text:h text:style-name="P172" text:outline-level="3"><text:bookmark-start text:name="__RefHeading___Toc1799_287525700"/><text:span text:style-name="T28">General </text:span>Notes<text:bookmark-end text:name="__RefHeading___Toc1799_287525700"/></text:h>
      <text:p text:style-name="P17"/>
      <text:list xml:id="list3711850032" text:style-name="L45">
        <text:list-item>
          <text:p text:style-name="P144">Robustification Techniques [6, 16, 39, 56, 61] from Physical Adversarial Attacks on an Aerial Imagery</text:p>
          <text:list>
            <text:list-item>
              <text:p text:style-name="P145">Model Switching (Transferability…)</text:p>
            </text:list-item>
            <text:list-item>
              <text:p text:style-name="P145">Retraining with patched dataset? [15, 22, 26, 31] <text:span text:style-name="T11">from Physical Adversarial Attacks on an Aerial Imagery</text:span></text:p>
            </text:list-item>
            <text:list-item>
              <text:p text:style-name="P145">Modify specific layers?</text:p>
            </text:list-item>
          </text:list>
        </text:list-item>
        <text:list-item>
          <text:p text:style-name="P145">Applying to aerial imagery [9, 10] <text:span text:style-name="T11">from Physical Adversarial Attacks on an Aerial Imagery</text:span></text:p>
        </text:list-item>
        <text:list-item>
          <text:p text:style-name="P145">Attacking and applying defences to Lightweight models</text:p>
        </text:list-item>
        <text:list-item>
          <text:p text:style-name="P145">Lightweight Models. Aerial / Satellite Imagery</text:p>
          <text:list>
            <text:list-item>
              <text:p text:style-name="P145">Generate attacks: More prone? Transferable attacks. Novel.</text:p>
            </text:list-item>
            <text:list-item>
              <text:p text:style-name="P145">Implement Defence<text:span text:style-name="T11">s</text:span></text:p>
            </text:list-item>
            <text:list-item>
              <text:p text:style-name="P145">Object Detectors (instead of just classifiers)</text:p>
            </text:list-item>
          </text:list>
        </text:list-item>
        <text:list-item>
          <text:p text:style-name="P145"/>
        </text:list-item>
        <text:list-item>
          <text:p text:style-name="P148"><text:span text:style-name="T3">Generate</text:span><text:span text:style-name="T2"> and </text:span><text:span text:style-name="T3">defend</text:span><text:span text:style-name="T2"> from </text:span><text:span text:style-name="T3">transferable</text:span><text:span text:style-name="T2"> adversarial </text:span><text:span text:style-name="T3">attacks</text:span><text:span text:style-name="T2"> against </text:span><text:span text:style-name="T3">lightweight</text:span><text:span text:style-name="T2"> </text:span><text:span text:style-name="T3">aerial</text:span><text:span text:style-name="T2"> imagery </text:span><text:span text:style-name="T3">segmentation</text:span><text:span text:style-name="T2"> object </text:span><text:span text:style-name="T3">detectors</text:span><text:span text:style-name="T2"> attempting </text:span><text:span text:style-name="T3">misclassification</text:span><text:span text:style-name="T2"> to </text:span><text:span text:style-name="T3">specific</text:span><text:span text:style-name="T2"> target </text:span><text:span text:style-name="T3">labels</text:span><text:span text:style-name="T2">. </text:span><text:span text:style-name="T4">SAR/Hyperspectral? Specific detectors?</text:span></text:p>
        </text:list-item>
        <text:list-item>
          <text:p text:style-name="P149"><text:span text:style-name="T4">T</text:span><text:span text:style-name="T2">ransferability between aerial running networks not researched.</text:span></text:p>
        </text:list-item>
        <text:list-item>
          <text:p text:style-name="P146">Robustifying aerial running networks not researched.</text:p>
        </text:list-item>
        <text:list-item>
          <text:p text:style-name="P147">Transfer learning transfers weights to identical network. Distillation <text:span text:style-name="T20">gives training data soft labels of probability vectors.</text:span></text:p>
        </text:list-item>
      </text:list>
      <text:p text:style-name="P16"/>
      <text:p text:style-name="P16"/>
      <text:h text:style-name="P170" text:outline-level="3"><text:bookmark-start text:name="__RefHeading___Toc3268_287525700"/>Summary of <text:span text:style-name="T13">Goals</text:span><text:bookmark-end text:name="__RefHeading___Toc3268_287525700"/></text:h>
      <text:p text:style-name="P19"/>
      <text:list xml:id="list4044249028" text:style-name="L46">
        <text:list-item>
          <text:p text:style-name="P150">Generate <text:span text:style-name="T12">transferable </text:span>NN Attacks <text:span text:style-name="T12">attempting misclassification to specific target labels.</text:span></text:p>
        </text:list-item>
        <text:list-item>
          <text:p text:style-name="P150">Target <text:span text:style-name="T12">l</text:span>ightweight models (<text:span text:style-name="T12">running on satellites / aerial imagery)</text:span></text:p>
          <text:list>
            <text:list-item>
              <text:p text:style-name="P151">Quantisation, Pruning, Early Exiting, <text:span text:style-name="T16">Distillation</text:span></text:p>
            </text:list-item>
            <text:list-item>
              <text:p text:style-name="P151">Multiclass Segmentation, Hyperspectral/SAR?</text:p>
            </text:list-item>
          </text:list>
        </text:list-item>
        <text:list-item>
          <text:p text:style-name="P152">Robustify lightweight models against attacks</text:p>
          <text:list>
            <text:list-item>
              <text:p text:style-name="P153">Adversarial Training</text:p>
            </text:list-item>
            <text:list-item>
              <text:p text:style-name="P154">Detecting attacks</text:p>
              <text:list>
                <text:list-item>
                  <text:p text:style-name="P155">Prediction Inconsistency</text:p>
                </text:list-item>
              </text:list>
            </text:list-item>
            <text:list-item>
              <text:p text:style-name="P157">Gradient Masking</text:p>
              <text:list>
                <text:list-item>
                  <text:p text:style-name="P158">Distillation <text:span text:style-name="T16">as a defense</text:span></text:p>
                  <text:list>
                    <text:list-item>
                      <text:p text:style-name="P159">Allowing a model to better generalise by labelling training data with a probability vector outputted from previous training.</text:p>
                    </text:list-item>
                  </text:list>
                </text:list-item>
              </text:list>
            </text:list-item>
            <text:list-item>
              <text:p text:style-name="P160">Dimensionality Reduction</text:p>
              <text:list>
                <text:list-item>
                  <text:p text:style-name="P161">Feature Squeezing</text:p>
                </text:list-item>
              </text:list>
            </text:list-item>
            <text:list-item>
              <text:p text:style-name="P156"/>
            </text:list-item>
          </text:list>
        </text:list-item>
        <text:list-item>
          <text:p text:style-name="P162">Larger/Aerial datasets</text:p>
        </text:list-item>
      </text:list>
      <text:p text:style-name="P20"/>
      <text:p text:style-name="P20"/>
      <text:h text:style-name="P167" text:outline-level="3"/>
      <text:h text:style-name="P17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Bold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cm" fo:margin-bottom="0cm" loext:contextual-spacing="false" fo:keep-with-next="always"/>
      <style:text-properties style:font-name="Liberation Serif1" fo:font-family="'Liberation Serif'" style:font-style-name="Regular" style:font-family-generic="roman" style:font-pitch="variable" fo:font-size="12pt" style:font-name-asian="Noto Sans CJK SC" style:font-family-asian="'Noto Sans CJK SC'" style:font-family-generic-asian="system" style:font-pitch-asian="variable" style:font-size-asian="12pt" style:font-name-complex="FreeSans" style:font-family-complex="FreeSans" style:font-family-generic-complex="system" style:font-pitch-complex="variable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/>
      <style:text-properties fo:font-size="14pt" fo:font-weight="bold" style:font-size-asian="14pt" style:font-weight-asian="bold" style:font-size-complex="14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loext:contextual-spacing="false"/>
      <style:text-properties style:font-name="Liberation Serif2" fo:font-family="'Liberation Serif'" style:font-style-name="Bold" style:font-family-generic="roman" style:font-pitch="variable" fo:font-size="14pt" fo:font-weight="bold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30T14:54:09.149277979</meta:creation-date>
    <meta:generator>LibreOffice/6.0.7.3$Linux_X86_64 LibreOffice_project/00m0$Build-3</meta:generator>
    <dc:date>2022-02-05T12:05:39.569264836</dc:date>
    <meta:editing-duration>P2DT19H33M3S</meta:editing-duration>
    <meta:editing-cycles>184</meta:editing-cycles>
    <meta:document-statistic meta:table-count="0" meta:image-count="0" meta:object-count="0" meta:page-count="11" meta:paragraph-count="433" meta:word-count="2557" meta:character-count="16201" meta:non-whitespace-character-count="14145"/>
  </office:meta>
</office:document-meta>
</file>